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43.99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51.1mm"/>
    </style:style>
    <style:style style:name="co9" style:family="table-column">
      <style:table-column-properties fo:break-before="auto" style:column-width="62mm"/>
    </style:style>
    <style:style style:name="co10" style:family="table-column">
      <style:table-column-properties fo:break-before="auto" style:column-width="45.54mm"/>
    </style:style>
    <style:style style:name="co11" style:family="table-column">
      <style:table-column-properties fo:break-before="auto" style:column-width="22.19mm"/>
    </style:style>
    <style:style style:name="co12" style:family="table-column">
      <style:table-column-properties fo:break-before="auto" style:column-width="62.83mm"/>
    </style:style>
    <style:style style:name="co13" style:family="table-column">
      <style:table-column-properties fo:break-before="auto" style:column-width="42.72mm"/>
    </style:style>
    <style:style style:name="co14" style:family="table-column">
      <style:table-column-properties fo:break-before="auto" style:column-width="40.02mm"/>
    </style:style>
    <style:style style:name="co15" style:family="table-column">
      <style:table-column-properties fo:break-before="auto" style:column-width="37.27mm"/>
    </style:style>
    <style:style style:name="co16" style:family="table-column">
      <style:table-column-properties fo:break-before="auto" style:column-width="45.24mm"/>
    </style:style>
    <style:style style:name="co17" style:family="table-column">
      <style:table-column-properties fo:break-before="auto" style:column-width="61.15mm"/>
    </style:style>
    <style:style style:name="co18" style:family="table-column">
      <style:table-column-properties fo:break-before="auto" style:column-width="47.63mm"/>
    </style:style>
    <style:style style:name="co19" style:family="table-column">
      <style:table-column-properties fo:break-before="auto" style:column-width="16.03mm"/>
    </style:style>
    <style:style style:name="co20" style:family="table-column">
      <style:table-column-properties fo:break-before="auto" style:column-width="48.17mm"/>
    </style:style>
    <style:style style:name="co21" style:family="table-column">
      <style:table-column-properties fo:break-before="auto" style:column-width="47.34mm"/>
    </style:style>
    <style:style style:name="co22" style:family="table-column">
      <style:table-column-properties fo:break-before="auto" style:column-width="16.9mm"/>
    </style:style>
    <style:style style:name="co23" style:family="table-column">
      <style:table-column-properties fo:break-before="auto" style:column-width="5.26mm"/>
    </style:style>
    <style:style style:name="co24" style:family="table-column">
      <style:table-column-properties fo:break-before="auto" style:column-width="20.5mm"/>
    </style:style>
    <style:style style:name="co25" style:family="table-column">
      <style:table-column-properties fo:break-before="auto" style:column-width="24.04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18.61mm"/>
    </style:style>
    <style:style style:name="co28" style:family="table-column">
      <style:table-column-properties fo:break-before="auto" style:column-width="13.16mm"/>
    </style:style>
    <style:style style:name="co29" style:family="table-column">
      <style:table-column-properties fo:break-before="auto" style:column-width="7.43mm"/>
    </style:style>
    <style:style style:name="co30" style:family="table-column">
      <style:table-column-properties fo:break-before="auto" style:column-width="18.24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18.5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24.77mm"/>
    </style:style>
    <style:style style:name="co35" style:family="table-column">
      <style:table-column-properties fo:break-before="auto" style:column-width="27.22mm"/>
    </style:style>
    <style:style style:name="co36" style:family="table-column">
      <style:table-column-properties fo:break-before="auto" style:column-width="16.6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6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7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 style:data-style-name="N186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Dec'.D4"/>
      <style:map style:condition="cell-content()=&quot;FAUX&quot;" style:apply-style-name="FAUX" style:base-cell-address="'Bin &lt;=&gt; Dec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4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5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Hexa &lt;=&gt; Dec'.D4"/>
      <style:map style:condition="cell-content()=&quot;FAUX&quot;" style:apply-style-name="FAUX" style:base-cell-address="'Hexa &lt;=&gt; Dec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3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Bin &lt;=&gt; Hexa'.D4"/>
      <style:map style:condition="cell-content()=&quot;FAUX&quot;" style:apply-style-name="FAUX" style:base-cell-address="'Bin &lt;=&gt; Hexa'.D4"/>
    </style:style>
    <style:style style:name="ce16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0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 style:data-style-name="N0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Si6iJGJfgUCxNdwnt3FccrjfXF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43"/>
          <table:covered-table-cell table:number-columns-repeated="5" table:style-name="ce44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28"/>
          <table:table-cell table:style-name="ce43"/>
          <table:table-cell table:style-name="ce44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33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TOUJOURS UTILISER LA DERNIÈRE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5" office:value-type="string" calcext:value-type="string">
            <text:p>VERSION DE LIBREOFFICE STABLE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5">◊</text:span> ACTIVER LES MACROS :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3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3" table:number-columns-repeated="6"/>
          <table:table-cell table:style-name="ce14" table:number-columns-repeated="1016"/>
        </table:table-row>
        <table:table-row table:style-name="ro2" table:number-rows-repeated="2">
          <table:table-cell table:style-name="ce8"/>
          <table:table-cell table:style-name="ce33" table:number-columns-repeated="7"/>
          <table:table-cell table:style-name="ce1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4mm" svg:height="7.89mm" svg:x="13.55mm" svg:y="2.4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7mm" svg:x="2.69mm" svg:y="1.58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in &lt;=&gt; Dec" table:style-name="ta2" table:protected="true" table:protection-key="Si6iJGJfgUCxNdwnt3FccrjfXF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Bin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Bin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Dec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05mm" svg:height="15mm" svg:x="305.08mm" svg:y="160mm" draw:control="control5"/>
          <draw:control draw:z-index="1" draw:style-name="gr4" draw:text-style-name="P3" svg:width="45mm" svg:height="15mm" svg:x="357.92mm" svg:y="160mm" draw:control="control6"/>
          <draw:control draw:z-index="2" draw:style-name="gr3" draw:text-style-name="P3" svg:width="42.47mm" svg:height="15mm" svg:x="5.23mm" svg:y="160mm" draw:control="control7"/>
          <draw:control draw:z-index="3" draw:style-name="gr3" draw:text-style-name="P3" svg:width="114.96mm" svg:height="15mm" svg:x="55.17mm" svg:y="160.11mm" draw:control="control8"/>
        </table:shapes>
        <table:table-column table:style-name="co2" table:default-cell-style-name="ce70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2" table:default-cell-style-name="ce70"/>
        <table:table-column table:style-name="co7" table:default-cell-style-name="ce70"/>
        <table:table-column table:style-name="co8" table:default-cell-style-name="ce70"/>
        <table:table-column table:style-name="co5" table:default-cell-style-name="ce70"/>
        <table:table-column table:style-name="co9" table:default-cell-style-name="ce70"/>
        <table:table-column table:style-name="co10" table:default-cell-style-name="ce70"/>
        <table:table-column table:style-name="co1" table:default-cell-style-name="ce70"/>
        <table:table-column table:style-name="co11" table:number-columns-repeated="3" table:default-cell-style-name="ce70"/>
        <table:table-column table:style-name="co1" table:number-columns-repeated="1009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50"/>
          <table:covered-table-cell table:style-name="ce53"/>
          <table:covered-table-cell table:style-name="ce59"/>
          <table:covered-table-cell table:number-columns-repeated="5" table:style-name="ce76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Binaire</text:p>
          </table:table-cell>
          <table:table-cell table:style-name="ce59" office:value-type="string" calcext:value-type="string">
            <text:p>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Décimal</text:p>
          </table:table-cell>
          <table:table-cell table:style-name="ce59" office:value-type="string" calcext:value-type="string">
            <text:p>Binaire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K$1:$Données.K$1048576];[$Données.N4]+3)" office:value-type="string" office:string-value="0110 1100" calcext:value-type="string">
            <text:p>0110 1100</text:p>
          </table:table-cell>
          <table:table-cell table:style-name="ce30"/>
          <table:table-cell table:style-name="ce169" table:formula="of:=IF(ISBLANK([.C4]);&quot;&quot;;IF([.$C$24];IF([.C4]=INDEX([$Données.M$1:$Données.M$1048576];[$Données.N4]+3);&quot;VRAI&quot;;&quot;FAUX&quot;);&quot;&quot;))">
            <text:p/>
          </table:table-cell>
          <table:table-cell table:style-name="ce97" table:formula="of:=IF(AND([.$C$24];[.$D$24]);INDEX([$Données.M$1:$Données.M$1048576];[$Données.N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32" table:formula="of:=INDEX([$Données.M$1:$Données.M$1048576];[$Données.N14]+3)" office:value-type="float" office:value="63" calcext:value-type="float">
            <text:p>63</text:p>
          </table:table-cell>
          <table:table-cell table:style-name="ce100"/>
          <table:table-cell table:style-name="ce169" table:formula="of:=IF(ISBLANK([.H4]);&quot;&quot;;IF([.$C$24];IF(COUNT(BIN2DEC([.H4]))=0;&quot;FAUX&quot;;IF(BIN2DEC([.H4])=INDEX([$Données.M$1:$Données.M$1048576];[$Données.N14]+3);&quot;VRAI&quot;;&quot;FAUX&quot;));&quot;&quot;))">
            <text:p/>
          </table:table-cell>
          <table:table-cell table:style-name="ce134" table:formula="of:=IF(AND([.$C$24];[.$D$24]);INDEX([$Données.K$1:$Données.K$1048576];[$Données.N14]+3);&quot;&quot;)">
            <text:p/>
          </table:table-cell>
          <table:table-cell table:style-name="Default"/>
          <table:table-cell/>
          <table:table-cell table:style-name="ce77"/>
          <table:table-cell table:number-columns-repeated="1011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N5]+3)" office:value-type="string" office:string-value="1110 0001" calcext:value-type="string">
            <text:p>1110 0001</text:p>
          </table:table-cell>
          <table:table-cell table:style-name="ce30"/>
          <table:table-cell table:style-name="ce170" table:formula="of:=IF(ISBLANK([.C5]);&quot;&quot;;IF([.$C$24];IF([.C5]=INDEX([$Données.M$1:$Données.M$1048576];[$Données.N5]+3);&quot;VRAI&quot;;&quot;FAUX&quot;);&quot;&quot;))">
            <text:p/>
          </table:table-cell>
          <table:table-cell table:style-name="ce112" table:formula="of:=IF(AND([.$C$24];[.$D$24]);INDEX([$Données.M$1:$Données.M$1048576];[$Données.N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N15]+3)" office:value-type="float" office:value="246" calcext:value-type="float">
            <text:p>246</text:p>
          </table:table-cell>
          <table:table-cell table:style-name="ce100"/>
          <table:table-cell table:style-name="ce170" table:formula="of:=IF(ISBLANK([.H5]);&quot;&quot;;IF([.$C$24];IF(COUNT(BIN2DEC([.H5]))=0;&quot;FAUX&quot;;IF(BIN2DEC([.H5])=INDEX([$Données.M$1:$Données.M$1048576];[$Données.N15]+3);&quot;VRAI&quot;;&quot;FAUX&quot;));&quot;&quot;))">
            <text:p/>
          </table:table-cell>
          <table:table-cell table:style-name="ce136" table:formula="of:=IF(AND([.$C$24];[.$D$24]);INDEX([$Données.K$1:$Données.K$1048576];[$Données.N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K$1:$Données.K$1048576];[$Données.N6]+3)" office:value-type="string" office:string-value="1101 1011" calcext:value-type="string">
            <text:p>1101 1011</text:p>
          </table:table-cell>
          <table:table-cell table:style-name="ce30"/>
          <table:table-cell table:style-name="ce169" table:formula="of:=IF(ISBLANK([.C6]);&quot;&quot;;IF([.$C$24];IF([.C6]=INDEX([$Données.M$1:$Données.M$1048576];[$Données.N6]+3);&quot;VRAI&quot;;&quot;FAUX&quot;);&quot;&quot;))">
            <text:p/>
          </table:table-cell>
          <table:table-cell table:style-name="ce114" table:formula="of:=IF(AND([.$C$24];[.$D$24]);INDEX([$Données.M$1:$Données.M$1048576];[$Données.N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M$1:$Données.M$1048576];[$Données.N16]+3)" office:value-type="float" office:value="222" calcext:value-type="float">
            <text:p>222</text:p>
          </table:table-cell>
          <table:table-cell table:style-name="ce100"/>
          <table:table-cell table:style-name="ce169" table:formula="of:=IF(ISBLANK([.H6]);&quot;&quot;;IF([.$C$24];IF(COUNT(BIN2DEC([.H6]))=0;&quot;FAUX&quot;;IF(BIN2DEC([.H6])=INDEX([$Données.M$1:$Données.M$1048576];[$Données.N16]+3);&quot;VRAI&quot;;&quot;FAUX&quot;));&quot;&quot;))">
            <text:p/>
          </table:table-cell>
          <table:table-cell table:style-name="ce138" table:formula="of:=IF(AND([.$C$24];[.$D$24]);INDEX([$Données.K$1:$Données.K$1048576];[$Données.N16]+3);&quot;&quot;)">
            <text:p/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N7]+3)" office:value-type="string" office:string-value="0010 0000" calcext:value-type="string">
            <text:p>0010 0000</text:p>
          </table:table-cell>
          <table:table-cell table:style-name="ce30"/>
          <table:table-cell table:style-name="ce170" table:formula="of:=IF(ISBLANK([.C7]);&quot;&quot;;IF([.$C$24];IF([.C7]=INDEX([$Données.M$1:$Données.M$1048576];[$Données.N7]+3);&quot;VRAI&quot;;&quot;FAUX&quot;);&quot;&quot;))">
            <text:p/>
          </table:table-cell>
          <table:table-cell table:style-name="ce120" table:formula="of:=IF(AND([.$C$24];[.$D$24]);INDEX([$Données.M$1:$Données.M$1048576];[$Données.N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N17]+3)" office:value-type="float" office:value="207" calcext:value-type="float">
            <text:p>207</text:p>
          </table:table-cell>
          <table:table-cell table:style-name="ce100"/>
          <table:table-cell table:style-name="ce170" table:formula="of:=IF(ISBLANK([.H7]);&quot;&quot;;IF([.$C$24];IF(COUNT(BIN2DEC([.H7]))=0;&quot;FAUX&quot;;IF(BIN2DEC([.H7])=INDEX([$Données.M$1:$Données.M$1048576];[$Données.N17]+3);&quot;VRAI&quot;;&quot;FAUX&quot;));&quot;&quot;))">
            <text:p/>
          </table:table-cell>
          <table:table-cell table:style-name="ce141" table:formula="of:=IF(AND([.$C$24];[.$D$24]);INDEX([$Données.K$1:$Données.K$1048576];[$Données.N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K$1:$Données.K$1048576];[$Données.N8]+3)" office:value-type="string" office:string-value="0100 0110" calcext:value-type="string">
            <text:p>0100 0110</text:p>
          </table:table-cell>
          <table:table-cell table:style-name="ce30"/>
          <table:table-cell table:style-name="ce169" table:formula="of:=IF(ISBLANK([.C8]);&quot;&quot;;IF([.$C$24];IF([.C8]=INDEX([$Données.M$1:$Données.M$1048576];[$Données.N8]+3);&quot;VRAI&quot;;&quot;FAUX&quot;);&quot;&quot;))">
            <text:p/>
          </table:table-cell>
          <table:table-cell table:style-name="ce121" table:formula="of:=IF(AND([.$C$24];[.$D$24]);INDEX([$Données.M$1:$Données.M$1048576];[$Données.N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M$1:$Données.M$1048576];[$Données.N18]+3)" office:value-type="float" office:value="30" calcext:value-type="float">
            <text:p>30</text:p>
          </table:table-cell>
          <table:table-cell table:style-name="ce100"/>
          <table:table-cell table:style-name="ce169" table:formula="of:=IF(ISBLANK([.H8]);&quot;&quot;;IF([.$C$24];IF(COUNT(BIN2DEC([.H8]))=0;&quot;FAUX&quot;;IF(BIN2DEC([.H8])=INDEX([$Données.M$1:$Données.M$1048576];[$Données.N18]+3);&quot;VRAI&quot;;&quot;FAUX&quot;));&quot;&quot;))">
            <text:p/>
          </table:table-cell>
          <table:table-cell table:style-name="ce142" table:formula="of:=IF(AND([.$C$24];[.$D$24]);INDEX([$Données.K$1:$Données.K$1048576];[$Données.N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N9]+3)" office:value-type="string" office:string-value="1110 0110" calcext:value-type="string">
            <text:p>1110 0110</text:p>
          </table:table-cell>
          <table:table-cell table:style-name="ce30"/>
          <table:table-cell table:style-name="ce170" table:formula="of:=IF(ISBLANK([.C9]);&quot;&quot;;IF([.$C$24];IF([.C9]=INDEX([$Données.M$1:$Données.M$1048576];[$Données.N9]+3);&quot;VRAI&quot;;&quot;FAUX&quot;);&quot;&quot;))">
            <text:p/>
          </table:table-cell>
          <table:table-cell table:style-name="ce61" table:formula="of:=IF(AND([.$C$24];[.$D$24]);INDEX([$Données.M$1:$Données.M$1048576];[$Données.N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N19]+3)" office:value-type="float" office:value="109" calcext:value-type="float">
            <text:p>109</text:p>
          </table:table-cell>
          <table:table-cell table:style-name="ce100"/>
          <table:table-cell table:style-name="ce170" table:formula="of:=IF(ISBLANK([.H9]);&quot;&quot;;IF([.$C$24];IF(COUNT(BIN2DEC([.H9]))=0;&quot;FAUX&quot;;IF(BIN2DEC([.H9])=INDEX([$Données.M$1:$Données.M$1048576];[$Données.N19]+3);&quot;VRAI&quot;;&quot;FAUX&quot;));&quot;&quot;))">
            <text:p/>
          </table:table-cell>
          <table:table-cell table:style-name="ce143" table:formula="of:=IF(AND([.$C$24];[.$D$24]);INDEX([$Données.K$1:$Données.K$1048576];[$Données.N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K$1:$Données.K$1048576];[$Données.N10]+3)" office:value-type="string" office:string-value="0110 0110" calcext:value-type="string">
            <text:p>0110 0110</text:p>
          </table:table-cell>
          <table:table-cell table:style-name="ce30"/>
          <table:table-cell table:style-name="ce169" table:formula="of:=IF(ISBLANK([.C10]);&quot;&quot;;IF([.$C$24];IF([.C10]=INDEX([$Données.M$1:$Données.M$1048576];[$Données.N10]+3);&quot;VRAI&quot;;&quot;FAUX&quot;);&quot;&quot;))">
            <text:p/>
          </table:table-cell>
          <table:table-cell table:style-name="ce123" table:formula="of:=IF(AND([.$C$24];[.$D$24]);INDEX([$Données.M$1:$Données.M$1048576];[$Données.N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M$1:$Données.M$1048576];[$Données.N20]+3)" office:value-type="float" office:value="58" calcext:value-type="float">
            <text:p>58</text:p>
          </table:table-cell>
          <table:table-cell table:style-name="ce100"/>
          <table:table-cell table:style-name="ce169" table:formula="of:=IF(ISBLANK([.H10]);&quot;&quot;;IF([.$C$24];IF(COUNT(BIN2DEC([.H10]))=0;&quot;FAUX&quot;;IF(BIN2DEC([.H10])=INDEX([$Données.M$1:$Données.M$1048576];[$Données.N20]+3);&quot;VRAI&quot;;&quot;FAUX&quot;));&quot;&quot;))">
            <text:p/>
          </table:table-cell>
          <table:table-cell table:style-name="ce148" table:formula="of:=IF(AND([.$C$24];[.$D$24]);INDEX([$Données.K$1:$Données.K$1048576];[$Données.N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N11]+3)" office:value-type="string" office:string-value="1110 1100" calcext:value-type="string">
            <text:p>1110 1100</text:p>
          </table:table-cell>
          <table:table-cell table:style-name="ce30"/>
          <table:table-cell table:style-name="ce170" table:formula="of:=IF(ISBLANK([.C11]);&quot;&quot;;IF([.$C$24];IF([.C11]=INDEX([$Données.M$1:$Données.M$1048576];[$Données.N11]+3);&quot;VRAI&quot;;&quot;FAUX&quot;);&quot;&quot;))">
            <text:p/>
          </table:table-cell>
          <table:table-cell table:style-name="ce124" table:formula="of:=IF(AND([.$C$24];[.$D$24]);INDEX([$Données.M$1:$Données.M$1048576];[$Données.N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N21]+3)" office:value-type="float" office:value="65" calcext:value-type="float">
            <text:p>65</text:p>
          </table:table-cell>
          <table:table-cell table:style-name="ce100"/>
          <table:table-cell table:style-name="ce170" table:formula="of:=IF(ISBLANK([.H11]);&quot;&quot;;IF([.$C$24];IF(COUNT(BIN2DEC([.H11]))=0;&quot;FAUX&quot;;IF(BIN2DEC([.H11])=INDEX([$Données.M$1:$Données.M$1048576];[$Données.N21]+3);&quot;VRAI&quot;;&quot;FAUX&quot;));&quot;&quot;))">
            <text:p/>
          </table:table-cell>
          <table:table-cell table:style-name="ce151" table:formula="of:=IF(AND([.$C$24];[.$D$24]);INDEX([$Données.K$1:$Données.K$1048576];[$Données.N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K$1:$Données.K$1048576];[$Données.N12]+3)" office:value-type="string" office:string-value="1010 0011" calcext:value-type="string">
            <text:p>1010 0011</text:p>
          </table:table-cell>
          <table:table-cell table:style-name="ce30"/>
          <table:table-cell table:style-name="ce169" table:formula="of:=IF(ISBLANK([.C12]);&quot;&quot;;IF([.$C$24];IF([.C12]=INDEX([$Données.M$1:$Données.M$1048576];[$Données.N12]+3);&quot;VRAI&quot;;&quot;FAUX&quot;);&quot;&quot;))">
            <text:p/>
          </table:table-cell>
          <table:table-cell table:style-name="ce125" table:formula="of:=IF(AND([.$C$24];[.$D$24]);INDEX([$Données.M$1:$Données.M$1048576];[$Données.N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M$1:$Données.M$1048576];[$Données.N22]+3)" office:value-type="float" office:value="125" calcext:value-type="float">
            <text:p>125</text:p>
          </table:table-cell>
          <table:table-cell table:style-name="ce100"/>
          <table:table-cell table:style-name="ce169" table:formula="of:=IF(ISBLANK([.H12]);&quot;&quot;;IF([.$C$24];IF(COUNT(BIN2DEC([.H12]))=0;&quot;FAUX&quot;;IF(BIN2DEC([.H12])=INDEX([$Données.M$1:$Données.M$1048576];[$Données.N22]+3);&quot;VRAI&quot;;&quot;FAUX&quot;));&quot;&quot;))">
            <text:p/>
          </table:table-cell>
          <table:table-cell table:style-name="ce154" table:formula="of:=IF(AND([.$C$24];[.$D$24]);INDEX([$Données.K$1:$Données.K$1048576];[$Données.N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N13]+3)" office:value-type="string" office:string-value="0001 0101" calcext:value-type="string">
            <text:p>0001 0101</text:p>
          </table:table-cell>
          <table:table-cell table:style-name="ce30"/>
          <table:table-cell table:style-name="ce170" table:formula="of:=IF(ISBLANK([.C13]);&quot;&quot;;IF([.$C$24];IF([.C13]=INDEX([$Données.M$1:$Données.M$1048576];[$Données.N13]+3);&quot;VRAI&quot;;&quot;FAUX&quot;);&quot;&quot;))">
            <text:p/>
          </table:table-cell>
          <table:table-cell table:style-name="ce126" table:formula="of:=IF(AND([.$C$24];[.$D$24]);INDEX([$Données.M$1:$Données.M$1048576];[$Données.N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N23]+3)" office:value-type="float" office:value="3" calcext:value-type="float">
            <text:p>3</text:p>
          </table:table-cell>
          <table:table-cell table:style-name="ce100"/>
          <table:table-cell table:style-name="ce170" table:formula="of:=IF(ISBLANK([.H13]);&quot;&quot;;IF([.$C$24];IF(COUNT(BIN2DEC([.H13]))=0;&quot;FAUX&quot;;IF(BIN2DEC([.H13])=INDEX([$Données.M$1:$Données.M$1048576];[$Données.N23]+3);&quot;VRAI&quot;;&quot;FAUX&quot;));&quot;&quot;))">
            <text:p/>
          </table:table-cell>
          <table:table-cell table:style-name="ce155" table:formula="of:=IF(AND([.$C$24];[.$D$24]);INDEX([$Données.K$1:$Données.K$1048576];[$Données.N23]+3);&quot;&quot;)">
            <text:p/>
          </table:table-cell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 table:style-name="Default" table:number-columns-repeated="2"/>
          <table:table-cell table:style-name="ce66" table:number-columns-repeated="6"/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66" table:number-columns-repeated="2"/>
          <table:table-cell/>
          <table:table-cell table:style-name="ce77"/>
          <table:table-cell table:number-columns-repeated="1020"/>
        </table:table-row>
        <table:table-row table:style-name="ro7" table:number-rows-repeated="2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66" table:number-columns-repeated="2"/>
          <table:table-cell table:style-name="Default" table:number-columns-repeated="2"/>
          <table:table-cell table:number-columns-repeated="1020"/>
        </table:table-row>
        <table:table-row table:style-name="ro7" table:number-rows-repeated="2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66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in &lt;=&gt; Dec'.D4:'Bin &lt;=&gt; Dec'.E10 'Bin &lt;=&gt; Dec'.D11:'Bin &lt;=&gt; Dec'.D13 'Bin &lt;=&gt; Dec'.D12:'Bin &lt;=&gt; Dec'.E13 'Bin &lt;=&gt; Dec'.I4:'Bin &lt;=&gt; Dec'.J13 'Bin &lt;=&gt; Dec'.E11:'Bin &lt;=&gt; Dec'.E11">
            <calcext:condition calcext:apply-style-name="VRAI" calcext:value="=&quot;VRAI&quot;" calcext:base-cell-address="'Bin &lt;=&gt; Dec'.D4"/>
            <calcext:condition calcext:apply-style-name="FAUX" calcext:value="=&quot;FAUX&quot;" calcext:base-cell-address="'Bin &lt;=&gt; Dec'.D4"/>
          </calcext:conditional-format>
          <calcext:conditional-format calcext:target-range-address="'Bin &lt;=&gt; Dec'.E4:'Bin &lt;=&gt; Dec'.E4">
            <calcext:condition calcext:apply-style-name="VRAI" calcext:value="formula-is(IF([.D4]=&quot;VRAI&quot;))" calcext:base-cell-address="'Bin &lt;=&gt; Dec'.E4"/>
            <calcext:condition calcext:apply-style-name="FAUX" calcext:value="formula-is(IF([.D4]=&quot;FAUX&quot;))" calcext:base-cell-address="'Bin &lt;=&gt; Dec'.E4"/>
            <calcext:condition calcext:apply-style-name="FAUX" calcext:value="=0" calcext:base-cell-address="'Bin &lt;=&gt; Dec'.E4"/>
          </calcext:conditional-format>
          <calcext:conditional-format calcext:target-range-address="'Bin &lt;=&gt; Dec'.E5:'Bin &lt;=&gt; Dec'.E5">
            <calcext:condition calcext:apply-style-name="VRAI" calcext:value="formula-is(IF([.D5]=&quot;VRAI&quot;))" calcext:base-cell-address="'Bin &lt;=&gt; Dec'.E5"/>
            <calcext:condition calcext:apply-style-name="FAUX" calcext:value="formula-is(IF([.D5]=&quot;FAUX&quot;))" calcext:base-cell-address="'Bin &lt;=&gt; Dec'.E5"/>
            <calcext:condition calcext:apply-style-name="FAUX" calcext:value="=0" calcext:base-cell-address="'Bin &lt;=&gt; Dec'.E5"/>
          </calcext:conditional-format>
          <calcext:conditional-format calcext:target-range-address="'Bin &lt;=&gt; Dec'.E6:'Bin &lt;=&gt; Dec'.E6">
            <calcext:condition calcext:apply-style-name="VRAI" calcext:value="formula-is(IF([.D6]=&quot;VRAI&quot;))" calcext:base-cell-address="'Bin &lt;=&gt; Dec'.E6"/>
            <calcext:condition calcext:apply-style-name="FAUX" calcext:value="formula-is(IF([.D6]=&quot;FAUX&quot;))" calcext:base-cell-address="'Bin &lt;=&gt; Dec'.E6"/>
            <calcext:condition calcext:apply-style-name="FAUX" calcext:value="=0" calcext:base-cell-address="'Bin &lt;=&gt; Dec'.E6"/>
          </calcext:conditional-format>
          <calcext:conditional-format calcext:target-range-address="'Bin &lt;=&gt; Dec'.E7:'Bin &lt;=&gt; Dec'.E7">
            <calcext:condition calcext:apply-style-name="VRAI" calcext:value="formula-is(IF([.D7]=&quot;VRAI&quot;))" calcext:base-cell-address="'Bin &lt;=&gt; Dec'.E7"/>
            <calcext:condition calcext:apply-style-name="FAUX" calcext:value="formula-is(IF([.D7]=&quot;FAUX&quot;))" calcext:base-cell-address="'Bin &lt;=&gt; Dec'.E7"/>
            <calcext:condition calcext:apply-style-name="FAUX" calcext:value="=0" calcext:base-cell-address="'Bin &lt;=&gt; Dec'.E7"/>
          </calcext:conditional-format>
          <calcext:conditional-format calcext:target-range-address="'Bin &lt;=&gt; Dec'.E8:'Bin &lt;=&gt; Dec'.E8">
            <calcext:condition calcext:apply-style-name="VRAI" calcext:value="formula-is(IF([.D8]=&quot;VRAI&quot;))" calcext:base-cell-address="'Bin &lt;=&gt; Dec'.E8"/>
            <calcext:condition calcext:apply-style-name="FAUX" calcext:value="formula-is(IF([.D8]=&quot;FAUX&quot;))" calcext:base-cell-address="'Bin &lt;=&gt; Dec'.E8"/>
            <calcext:condition calcext:apply-style-name="FAUX" calcext:value="=0" calcext:base-cell-address="'Bin &lt;=&gt; Dec'.E8"/>
          </calcext:conditional-format>
          <calcext:conditional-format calcext:target-range-address="'Bin &lt;=&gt; Dec'.E10:'Bin &lt;=&gt; Dec'.E10">
            <calcext:condition calcext:apply-style-name="VRAI" calcext:value="formula-is(IF([.D10]=&quot;VRAI&quot;))" calcext:base-cell-address="'Bin &lt;=&gt; Dec'.E10"/>
            <calcext:condition calcext:apply-style-name="FAUX" calcext:value="formula-is(IF([.D10]=&quot;FAUX&quot;))" calcext:base-cell-address="'Bin &lt;=&gt; Dec'.E10"/>
            <calcext:condition calcext:apply-style-name="FAUX" calcext:value="=0" calcext:base-cell-address="'Bin &lt;=&gt; Dec'.E10"/>
          </calcext:conditional-format>
          <calcext:conditional-format calcext:target-range-address="'Bin &lt;=&gt; Dec'.E12:'Bin &lt;=&gt; Dec'.E12">
            <calcext:condition calcext:apply-style-name="VRAI" calcext:value="formula-is(IF([.D12]=&quot;VRAI&quot;))" calcext:base-cell-address="'Bin &lt;=&gt; Dec'.E12"/>
            <calcext:condition calcext:apply-style-name="FAUX" calcext:value="formula-is(IF([.D12]=&quot;FAUX&quot;))" calcext:base-cell-address="'Bin &lt;=&gt; Dec'.E12"/>
            <calcext:condition calcext:apply-style-name="FAUX" calcext:value="=0" calcext:base-cell-address="'Bin &lt;=&gt; Dec'.E12"/>
          </calcext:conditional-format>
          <calcext:conditional-format calcext:target-range-address="'Bin &lt;=&gt; Dec'.E13:'Bin &lt;=&gt; Dec'.E13">
            <calcext:condition calcext:apply-style-name="VRAI" calcext:value="formula-is(IF([.D13]=&quot;VRAI&quot;))" calcext:base-cell-address="'Bin &lt;=&gt; Dec'.E13"/>
            <calcext:condition calcext:apply-style-name="FAUX" calcext:value="formula-is(IF([.D13]=&quot;FAUX&quot;))" calcext:base-cell-address="'Bin &lt;=&gt; Dec'.E13"/>
            <calcext:condition calcext:apply-style-name="FAUX" calcext:value="=0" calcext:base-cell-address="'Bin &lt;=&gt; Dec'.E13"/>
          </calcext:conditional-format>
          <calcext:conditional-format calcext:target-range-address="'Bin &lt;=&gt; Dec'.J4:'Bin &lt;=&gt; Dec'.J4">
            <calcext:condition calcext:apply-style-name="VRAI" calcext:value="formula-is(IF([.I4]=&quot;VRAI&quot;))" calcext:base-cell-address="'Bin &lt;=&gt; Dec'.J4"/>
            <calcext:condition calcext:apply-style-name="FAUX" calcext:value="formula-is(IF([.I4]=&quot;FAUX&quot;))" calcext:base-cell-address="'Bin &lt;=&gt; Dec'.J4"/>
            <calcext:condition calcext:apply-style-name="FAUX" calcext:value="=0" calcext:base-cell-address="'Bin &lt;=&gt; Dec'.J4"/>
          </calcext:conditional-format>
          <calcext:conditional-format calcext:target-range-address="'Bin &lt;=&gt; Dec'.J5:'Bin &lt;=&gt; Dec'.J5">
            <calcext:condition calcext:apply-style-name="VRAI" calcext:value="formula-is(IF([.I5]=&quot;VRAI&quot;))" calcext:base-cell-address="'Bin &lt;=&gt; Dec'.J5"/>
            <calcext:condition calcext:apply-style-name="FAUX" calcext:value="formula-is(IF([.I5]=&quot;FAUX&quot;))" calcext:base-cell-address="'Bin &lt;=&gt; Dec'.J5"/>
            <calcext:condition calcext:apply-style-name="FAUX" calcext:value="=0" calcext:base-cell-address="'Bin &lt;=&gt; Dec'.J5"/>
          </calcext:conditional-format>
          <calcext:conditional-format calcext:target-range-address="'Bin &lt;=&gt; Dec'.J6:'Bin &lt;=&gt; Dec'.J6">
            <calcext:condition calcext:apply-style-name="VRAI" calcext:value="formula-is(IF([.I6]=&quot;VRAI&quot;))" calcext:base-cell-address="'Bin &lt;=&gt; Dec'.J6"/>
            <calcext:condition calcext:apply-style-name="FAUX" calcext:value="formula-is(IF([.I6]=&quot;FAUX&quot;))" calcext:base-cell-address="'Bin &lt;=&gt; Dec'.J6"/>
            <calcext:condition calcext:apply-style-name="FAUX" calcext:value="=0" calcext:base-cell-address="'Bin &lt;=&gt; Dec'.J6"/>
          </calcext:conditional-format>
          <calcext:conditional-format calcext:target-range-address="'Bin &lt;=&gt; Dec'.J7:'Bin &lt;=&gt; Dec'.J7">
            <calcext:condition calcext:apply-style-name="VRAI" calcext:value="formula-is(IF([.I7]=&quot;VRAI&quot;))" calcext:base-cell-address="'Bin &lt;=&gt; Dec'.J7"/>
            <calcext:condition calcext:apply-style-name="FAUX" calcext:value="formula-is(IF([.I7]=&quot;FAUX&quot;))" calcext:base-cell-address="'Bin &lt;=&gt; Dec'.J7"/>
            <calcext:condition calcext:apply-style-name="FAUX" calcext:value="=0" calcext:base-cell-address="'Bin &lt;=&gt; Dec'.J7"/>
          </calcext:conditional-format>
          <calcext:conditional-format calcext:target-range-address="'Bin &lt;=&gt; Dec'.J8:'Bin &lt;=&gt; Dec'.J8">
            <calcext:condition calcext:apply-style-name="VRAI" calcext:value="formula-is(IF([.I8]=&quot;VRAI&quot;))" calcext:base-cell-address="'Bin &lt;=&gt; Dec'.J8"/>
            <calcext:condition calcext:apply-style-name="FAUX" calcext:value="formula-is(IF([.I8]=&quot;FAUX&quot;))" calcext:base-cell-address="'Bin &lt;=&gt; Dec'.J8"/>
            <calcext:condition calcext:apply-style-name="FAUX" calcext:value="=0" calcext:base-cell-address="'Bin &lt;=&gt; Dec'.J8"/>
          </calcext:conditional-format>
          <calcext:conditional-format calcext:target-range-address="'Bin &lt;=&gt; Dec'.J9:'Bin &lt;=&gt; Dec'.J9">
            <calcext:condition calcext:apply-style-name="VRAI" calcext:value="formula-is(IF([.I9]=&quot;VRAI&quot;))" calcext:base-cell-address="'Bin &lt;=&gt; Dec'.J9"/>
            <calcext:condition calcext:apply-style-name="FAUX" calcext:value="formula-is(IF([.I9]=&quot;FAUX&quot;))" calcext:base-cell-address="'Bin &lt;=&gt; Dec'.J9"/>
            <calcext:condition calcext:apply-style-name="FAUX" calcext:value="=0" calcext:base-cell-address="'Bin &lt;=&gt; Dec'.J9"/>
          </calcext:conditional-format>
          <calcext:conditional-format calcext:target-range-address="'Bin &lt;=&gt; Dec'.J10:'Bin &lt;=&gt; Dec'.J10">
            <calcext:condition calcext:apply-style-name="VRAI" calcext:value="formula-is(IF([.I10]=&quot;VRAI&quot;))" calcext:base-cell-address="'Bin &lt;=&gt; Dec'.J10"/>
            <calcext:condition calcext:apply-style-name="FAUX" calcext:value="formula-is(IF([.I10]=&quot;FAUX&quot;))" calcext:base-cell-address="'Bin &lt;=&gt; Dec'.J10"/>
            <calcext:condition calcext:apply-style-name="FAUX" calcext:value="=0" calcext:base-cell-address="'Bin &lt;=&gt; Dec'.J10"/>
          </calcext:conditional-format>
          <calcext:conditional-format calcext:target-range-address="'Bin &lt;=&gt; Dec'.J11:'Bin &lt;=&gt; Dec'.J11">
            <calcext:condition calcext:apply-style-name="VRAI" calcext:value="formula-is(IF([.I11]=&quot;VRAI&quot;))" calcext:base-cell-address="'Bin &lt;=&gt; Dec'.J11"/>
            <calcext:condition calcext:apply-style-name="FAUX" calcext:value="formula-is(IF([.I11]=&quot;FAUX&quot;))" calcext:base-cell-address="'Bin &lt;=&gt; Dec'.J11"/>
            <calcext:condition calcext:apply-style-name="FAUX" calcext:value="=0" calcext:base-cell-address="'Bin &lt;=&gt; Dec'.J11"/>
          </calcext:conditional-format>
          <calcext:conditional-format calcext:target-range-address="'Bin &lt;=&gt; Dec'.J12:'Bin &lt;=&gt; Dec'.J12">
            <calcext:condition calcext:apply-style-name="VRAI" calcext:value="formula-is(IF([.I12]=&quot;VRAI&quot;))" calcext:base-cell-address="'Bin &lt;=&gt; Dec'.J12"/>
            <calcext:condition calcext:apply-style-name="FAUX" calcext:value="formula-is(IF([.I12]=&quot;FAUX&quot;))" calcext:base-cell-address="'Bin &lt;=&gt; Dec'.J12"/>
            <calcext:condition calcext:apply-style-name="FAUX" calcext:value="=0" calcext:base-cell-address="'Bin &lt;=&gt; Dec'.J12"/>
          </calcext:conditional-format>
          <calcext:conditional-format calcext:target-range-address="'Bin &lt;=&gt; Dec'.J13:'Bin &lt;=&gt; Dec'.J13">
            <calcext:condition calcext:apply-style-name="VRAI" calcext:value="formula-is(IF([.I13]=&quot;VRAI&quot;))" calcext:base-cell-address="'Bin &lt;=&gt; Dec'.J13"/>
            <calcext:condition calcext:apply-style-name="FAUX" calcext:value="formula-is(IF([.I13]=&quot;FAUX&quot;))" calcext:base-cell-address="'Bin &lt;=&gt; Dec'.J13"/>
            <calcext:condition calcext:apply-style-name="FAUX" calcext:value="=0" calcext:base-cell-address="'Bin &lt;=&gt; Dec'.J13"/>
          </calcext:conditional-format>
          <calcext:conditional-format calcext:target-range-address="'Bin &lt;=&gt; Dec'.E9:'Bin &lt;=&gt; Dec'.E9">
            <calcext:condition calcext:apply-style-name="VRAI" calcext:value="formula-is(IF([.D9]=&quot;VRAI&quot;))" calcext:base-cell-address="'Bin &lt;=&gt; Dec'.E9"/>
            <calcext:condition calcext:apply-style-name="FAUX" calcext:value="formula-is(IF([.D9]=&quot;FAUX&quot;))" calcext:base-cell-address="'Bin &lt;=&gt; Dec'.E9"/>
            <calcext:condition calcext:apply-style-name="FAUX" calcext:value="=0" calcext:base-cell-address="'Bin &lt;=&gt; Dec'.E9"/>
          </calcext:conditional-format>
          <calcext:conditional-format calcext:target-range-address="'Bin &lt;=&gt; Dec'.E11:'Bin &lt;=&gt; Dec'.E11">
            <calcext:condition calcext:apply-style-name="VRAI" calcext:value="formula-is(IF([.D11]=&quot;VRAI&quot;))" calcext:base-cell-address="'Bin &lt;=&gt; Dec'.E11"/>
            <calcext:condition calcext:apply-style-name="FAUX" calcext:value="formula-is(IF([.D11]=&quot;FAUX&quot;))" calcext:base-cell-address="'Bin &lt;=&gt; Dec'.E11"/>
            <calcext:condition calcext:apply-style-name="FAUX" calcext:value="=0" calcext:base-cell-address="'Bin &lt;=&gt; Dec'.E11"/>
          </calcext:conditional-format>
        </calcext:conditional-formats>
      </table:table>
      <table:table table:name="Hexa &lt;=&gt; Dec" table:style-name="ta2" table:protected="true" table:protection-key="Si6iJGJfgUCxNdwnt3FccrjfXF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Hexa &lt;=&gt; Dec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Hexa &lt;=&gt; Dec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Hexa_Dec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18mm" svg:height="15mm" svg:x="280.09mm" svg:y="160mm" draw:control="control9"/>
          <draw:control draw:z-index="1" draw:style-name="gr4" draw:text-style-name="P3" svg:width="59.9mm" svg:height="15mm" svg:x="347.95mm" svg:y="160mm" draw:control="control10"/>
          <draw:control draw:z-index="2" draw:style-name="gr3" draw:text-style-name="P3" svg:width="42.47mm" svg:height="15mm" svg:x="5mm" svg:y="160mm" draw:control="control11"/>
          <draw:control draw:z-index="3" draw:style-name="gr3" draw:text-style-name="P3" svg:width="114.96mm" svg:height="15mm" svg:x="55mm" svg:y="160mm" draw:control="control12"/>
        </table:shapes>
        <table:table-column table:style-name="co2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2" table:default-cell-style-name="ce70"/>
        <table:table-column table:style-name="co16" table:default-cell-style-name="ce70"/>
        <table:table-column table:style-name="co17" table:default-cell-style-name="ce70"/>
        <table:table-column table:style-name="co14" table:default-cell-style-name="ce70"/>
        <table:table-column table:style-name="co15" table:default-cell-style-name="ce70"/>
        <table:table-column table:style-name="co18" table:default-cell-style-name="ce70"/>
        <table:table-column table:style-name="co1" table:number-columns-repeated="1013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53"/>
          <table:covered-table-cell table:style-name="ce59"/>
          <table:covered-table-cell table:number-columns-repeated="7" table:style-name="ce76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Hexadécimal</text:p>
          </table:table-cell>
          <table:table-cell table:style-name="ce59" office:value-type="string" calcext:value-type="string">
            <text:p>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Décimal</text:p>
          </table:table-cell>
          <table:table-cell table:style-name="ce59" office:value-type="string" calcext:value-type="string">
            <text:p>Hexa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172" table:formula="of:=INDEX([$Données.R$1:$Données.R$1048576];[$Données.S4]+3)" office:value-type="string" office:string-value="1E" calcext:value-type="string">
            <text:p>1E</text:p>
          </table:table-cell>
          <table:table-cell table:style-name="ce174"/>
          <table:table-cell table:style-name="ce144" table:formula="of:=IF(ISBLANK([.C4]);&quot;&quot;;IF([.$C$24];IF([.C4]=INDEX([$Données.Q$1:$Données.Q$1048576];[$Données.S4]+3);&quot;VRAI&quot;;&quot;FAUX&quot;);&quot;&quot;))">
            <text:p/>
          </table:table-cell>
          <table:table-cell table:style-name="ce147" table:formula="of:=IF(AND([.$C$24];[.$D$24]);INDEX([$Données.Q$1:$Données.Q$1048576];[$Données.S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172" table:formula="of:=INDEX([$Données.Q$1:$Données.Q$1048576];[$Données.S14]+3)" office:value-type="float" office:value="170" calcext:value-type="float">
            <text:p>170</text:p>
          </table:table-cell>
          <table:table-cell table:style-name="ce133"/>
          <table:table-cell table:style-name="ce144" table:formula="of:=IF(ISBLANK([.H4]);&quot;&quot;;IF([.$C$24];IF([.H4]=INDEX([$Données.R$1:$Données.R$1048576];[$Données.S14]+3);&quot;VRAI&quot;;&quot;FAUX&quot;);&quot;&quot;))">
            <text:p/>
          </table:table-cell>
          <table:table-cell table:style-name="ce147" table:formula="of:=IF(AND([.$C$24];[.$D$24]);INDEX([$Données.R$1:$Données.R$1048576];[$Données.S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S5]+3)" office:value-type="string" office:string-value="3C" calcext:value-type="string">
            <text:p>3C</text:p>
          </table:table-cell>
          <table:table-cell table:style-name="ce174"/>
          <table:table-cell table:style-name="ce145" table:formula="of:=IF(ISBLANK([.C5]);&quot;&quot;;IF([.$C$24];IF([.C5]=INDEX([$Données.Q$1:$Données.Q$1048576];[$Données.S5]+3);&quot;VRAI&quot;;&quot;FAUX&quot;);&quot;&quot;))">
            <text:p/>
          </table:table-cell>
          <table:table-cell table:style-name="ce156" table:formula="of:=IF(AND([.$C$24];[.$D$24]);INDEX([$Données.Q$1:$Données.Q$1048576];[$Données.S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Q$1:$Données.Q$1048576];[$Données.S15]+3)" office:value-type="float" office:value="224" calcext:value-type="float">
            <text:p>224</text:p>
          </table:table-cell>
          <table:table-cell table:style-name="ce133"/>
          <table:table-cell table:style-name="ce145" table:formula="of:=IF(ISBLANK([.H5]);&quot;&quot;;IF([.$C$24];IF([.H5]=INDEX([$Données.R$1:$Données.R$1048576];[$Données.S15]+3);&quot;VRAI&quot;;&quot;FAUX&quot;);&quot;&quot;))">
            <text:p/>
          </table:table-cell>
          <table:table-cell table:style-name="ce156" table:formula="of:=IF(AND([.$C$24];[.$D$24]);INDEX([$Données.R$1:$Données.R$1048576];[$Données.S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R$1:$Données.R$1048576];[$Données.S6]+3)" office:value-type="string" office:string-value="DD" calcext:value-type="string">
            <text:p>DD</text:p>
          </table:table-cell>
          <table:table-cell table:style-name="ce174"/>
          <table:table-cell table:style-name="ce144" table:formula="of:=IF(ISBLANK([.C6]);&quot;&quot;;IF([.$C$24];IF([.C6]=INDEX([$Données.Q$1:$Données.Q$1048576];[$Données.S6]+3);&quot;VRAI&quot;;&quot;FAUX&quot;);&quot;&quot;))">
            <text:p/>
          </table:table-cell>
          <table:table-cell table:style-name="ce147" table:formula="of:=IF(AND([.$C$24];[.$D$24]);INDEX([$Données.Q$1:$Données.Q$1048576];[$Données.S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Q$1:$Données.Q$1048576];[$Données.S16]+3)" office:value-type="float" office:value="185" calcext:value-type="float">
            <text:p>185</text:p>
          </table:table-cell>
          <table:table-cell table:style-name="ce133"/>
          <table:table-cell table:style-name="ce144" table:formula="of:=IF(ISBLANK([.H6]);&quot;&quot;;IF([.$C$24];IF([.H6]=INDEX([$Données.R$1:$Données.R$1048576];[$Données.S16]+3);&quot;VRAI&quot;;&quot;FAUX&quot;);&quot;&quot;))">
            <text:p/>
          </table:table-cell>
          <table:table-cell table:style-name="ce147" table:formula="of:=IF(AND([.$C$24];[.$D$24]);INDEX([$Données.R$1:$Données.R$1048576];[$Données.S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S7]+3)" office:value-type="string" office:string-value="AB" calcext:value-type="string">
            <text:p>AB</text:p>
          </table:table-cell>
          <table:table-cell table:style-name="ce174"/>
          <table:table-cell table:style-name="ce145" table:formula="of:=IF(ISBLANK([.C7]);&quot;&quot;;IF([.$C$24];IF([.C7]=INDEX([$Données.Q$1:$Données.Q$1048576];[$Données.S7]+3);&quot;VRAI&quot;;&quot;FAUX&quot;);&quot;&quot;))">
            <text:p/>
          </table:table-cell>
          <table:table-cell table:style-name="ce156" table:formula="of:=IF(AND([.$C$24];[.$D$24]);INDEX([$Données.Q$1:$Données.Q$1048576];[$Données.S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Q$1:$Données.Q$1048576];[$Données.S17]+3)" office:value-type="float" office:value="41" calcext:value-type="float">
            <text:p>41</text:p>
          </table:table-cell>
          <table:table-cell table:style-name="ce133"/>
          <table:table-cell table:style-name="ce145" table:formula="of:=IF(ISBLANK([.H7]);&quot;&quot;;IF([.$C$24];IF([.H7]=INDEX([$Données.R$1:$Données.R$1048576];[$Données.S17]+3);&quot;VRAI&quot;;&quot;FAUX&quot;);&quot;&quot;))">
            <text:p/>
          </table:table-cell>
          <table:table-cell table:style-name="ce156" table:formula="of:=IF(AND([.$C$24];[.$D$24]);INDEX([$Données.R$1:$Données.R$1048576];[$Données.S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R$1:$Données.R$1048576];[$Données.S8]+3)" office:value-type="string" office:string-value="E7" calcext:value-type="string">
            <text:p>E7</text:p>
          </table:table-cell>
          <table:table-cell table:style-name="ce174"/>
          <table:table-cell table:style-name="ce144" table:formula="of:=IF(ISBLANK([.C8]);&quot;&quot;;IF([.$C$24];IF([.C8]=INDEX([$Données.Q$1:$Données.Q$1048576];[$Données.S8]+3);&quot;VRAI&quot;;&quot;FAUX&quot;);&quot;&quot;))">
            <text:p/>
          </table:table-cell>
          <table:table-cell table:style-name="ce147" table:formula="of:=IF(AND([.$C$24];[.$D$24]);INDEX([$Données.Q$1:$Données.Q$1048576];[$Données.S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Q$1:$Données.Q$1048576];[$Données.S18]+3)" office:value-type="float" office:value="199" calcext:value-type="float">
            <text:p>199</text:p>
          </table:table-cell>
          <table:table-cell table:style-name="ce133"/>
          <table:table-cell table:style-name="ce144" table:formula="of:=IF(ISBLANK([.H8]);&quot;&quot;;IF([.$C$24];IF([.H8]=INDEX([$Données.R$1:$Données.R$1048576];[$Données.S18]+3);&quot;VRAI&quot;;&quot;FAUX&quot;);&quot;&quot;))">
            <text:p/>
          </table:table-cell>
          <table:table-cell table:style-name="ce147" table:formula="of:=IF(AND([.$C$24];[.$D$24]);INDEX([$Données.R$1:$Données.R$1048576];[$Données.S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S9]+3)" office:value-type="string" office:string-value="89" calcext:value-type="string">
            <text:p>89</text:p>
          </table:table-cell>
          <table:table-cell table:style-name="ce174"/>
          <table:table-cell table:style-name="ce145" table:formula="of:=IF(ISBLANK([.C9]);&quot;&quot;;IF([.$C$24];IF([.C9]=INDEX([$Données.Q$1:$Données.Q$1048576];[$Données.S9]+3);&quot;VRAI&quot;;&quot;FAUX&quot;);&quot;&quot;))">
            <text:p/>
          </table:table-cell>
          <table:table-cell table:style-name="ce156" table:formula="of:=IF(AND([.$C$24];[.$D$24]);INDEX([$Données.Q$1:$Données.Q$1048576];[$Données.S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Q$1:$Données.Q$1048576];[$Données.S19]+3)" office:value-type="float" office:value="205" calcext:value-type="float">
            <text:p>205</text:p>
          </table:table-cell>
          <table:table-cell table:style-name="ce133"/>
          <table:table-cell table:style-name="ce145" table:formula="of:=IF(ISBLANK([.H9]);&quot;&quot;;IF([.$C$24];IF([.H9]=INDEX([$Données.R$1:$Données.R$1048576];[$Données.S19]+3);&quot;VRAI&quot;;&quot;FAUX&quot;);&quot;&quot;))">
            <text:p/>
          </table:table-cell>
          <table:table-cell table:style-name="ce156" table:formula="of:=IF(AND([.$C$24];[.$D$24]);INDEX([$Données.R$1:$Données.R$1048576];[$Données.S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R$1:$Données.R$1048576];[$Données.S10]+3)" office:value-type="string" office:string-value="89" calcext:value-type="string">
            <text:p>89</text:p>
          </table:table-cell>
          <table:table-cell table:style-name="ce174"/>
          <table:table-cell table:style-name="ce144" table:formula="of:=IF(ISBLANK([.C10]);&quot;&quot;;IF([.$C$24];IF([.C10]=INDEX([$Données.Q$1:$Données.Q$1048576];[$Données.S10]+3);&quot;VRAI&quot;;&quot;FAUX&quot;);&quot;&quot;))">
            <text:p/>
          </table:table-cell>
          <table:table-cell table:style-name="ce147" table:formula="of:=IF(AND([.$C$24];[.$D$24]);INDEX([$Données.Q$1:$Données.Q$1048576];[$Données.S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Q$1:$Données.Q$1048576];[$Données.S20]+3)" office:value-type="float" office:value="232" calcext:value-type="float">
            <text:p>232</text:p>
          </table:table-cell>
          <table:table-cell table:style-name="ce133"/>
          <table:table-cell table:style-name="ce144" table:formula="of:=IF(ISBLANK([.H10]);&quot;&quot;;IF([.$C$24];IF([.H10]=INDEX([$Données.R$1:$Données.R$1048576];[$Données.S20]+3);&quot;VRAI&quot;;&quot;FAUX&quot;);&quot;&quot;))">
            <text:p/>
          </table:table-cell>
          <table:table-cell table:style-name="ce147" table:formula="of:=IF(AND([.$C$24];[.$D$24]);INDEX([$Données.R$1:$Données.R$1048576];[$Données.S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S11]+3)" office:value-type="string" office:string-value="18" calcext:value-type="string">
            <text:p>18</text:p>
          </table:table-cell>
          <table:table-cell table:style-name="ce174"/>
          <table:table-cell table:style-name="ce145" table:formula="of:=IF(ISBLANK([.C11]);&quot;&quot;;IF([.$C$24];IF([.C11]=INDEX([$Données.Q$1:$Données.Q$1048576];[$Données.S11]+3);&quot;VRAI&quot;;&quot;FAUX&quot;);&quot;&quot;))">
            <text:p/>
          </table:table-cell>
          <table:table-cell table:style-name="ce156" table:formula="of:=IF(AND([.$C$24];[.$D$24]);INDEX([$Données.Q$1:$Données.Q$1048576];[$Données.S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Q$1:$Données.Q$1048576];[$Données.S21]+3)" office:value-type="float" office:value="52" calcext:value-type="float">
            <text:p>52</text:p>
          </table:table-cell>
          <table:table-cell table:style-name="ce133"/>
          <table:table-cell table:style-name="ce145" table:formula="of:=IF(ISBLANK([.H11]);&quot;&quot;;IF([.$C$24];IF([.H11]=INDEX([$Données.R$1:$Données.R$1048576];[$Données.S21]+3);&quot;VRAI&quot;;&quot;FAUX&quot;);&quot;&quot;))">
            <text:p/>
          </table:table-cell>
          <table:table-cell table:style-name="ce156" table:formula="of:=IF(AND([.$C$24];[.$D$24]);INDEX([$Données.R$1:$Données.R$1048576];[$Données.S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R$1:$Données.R$1048576];[$Données.S12]+3)" office:value-type="string" office:string-value="F7" calcext:value-type="string">
            <text:p>F7</text:p>
          </table:table-cell>
          <table:table-cell table:style-name="ce174"/>
          <table:table-cell table:style-name="ce144" table:formula="of:=IF(ISBLANK([.C12]);&quot;&quot;;IF([.$C$24];IF([.C12]=INDEX([$Données.Q$1:$Données.Q$1048576];[$Données.S12]+3);&quot;VRAI&quot;;&quot;FAUX&quot;);&quot;&quot;))">
            <text:p/>
          </table:table-cell>
          <table:table-cell table:style-name="ce147" table:formula="of:=IF(AND([.$C$24];[.$D$24]);INDEX([$Données.Q$1:$Données.Q$1048576];[$Données.S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Q$1:$Données.Q$1048576];[$Données.S22]+3)" office:value-type="float" office:value="137" calcext:value-type="float">
            <text:p>137</text:p>
          </table:table-cell>
          <table:table-cell table:style-name="ce133"/>
          <table:table-cell table:style-name="ce144" table:formula="of:=IF(ISBLANK([.H12]);&quot;&quot;;IF([.$C$24];IF([.H12]=INDEX([$Données.R$1:$Données.R$1048576];[$Données.S22]+3);&quot;VRAI&quot;;&quot;FAUX&quot;);&quot;&quot;))">
            <text:p/>
          </table:table-cell>
          <table:table-cell table:style-name="ce147" table:formula="of:=IF(AND([.$C$24];[.$D$24]);INDEX([$Données.R$1:$Données.R$1048576];[$Données.S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S13]+3)" office:value-type="string" office:string-value="B" calcext:value-type="string">
            <text:p>B</text:p>
          </table:table-cell>
          <table:table-cell table:style-name="ce174"/>
          <table:table-cell table:style-name="ce145" table:formula="of:=IF(ISBLANK([.C13]);&quot;&quot;;IF([.$C$24];IF([.C13]=INDEX([$Données.Q$1:$Données.Q$1048576];[$Données.S13]+3);&quot;VRAI&quot;;&quot;FAUX&quot;);&quot;&quot;))">
            <text:p/>
          </table:table-cell>
          <table:table-cell table:style-name="ce156" table:formula="of:=IF(AND([.$C$24];[.$D$24]);INDEX([$Données.Q$1:$Données.Q$1048576];[$Données.S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Q$1:$Données.Q$1048576];[$Données.S23]+3)" office:value-type="float" office:value="126" calcext:value-type="float">
            <text:p>126</text:p>
          </table:table-cell>
          <table:table-cell table:style-name="ce133"/>
          <table:table-cell table:style-name="ce145" table:formula="of:=IF(ISBLANK([.H13]);&quot;&quot;;IF([.$C$24];IF([.H13]=INDEX([$Données.R$1:$Données.R$1048576];[$Données.S23]+3);&quot;VRAI&quot;;&quot;FAUX&quot;);&quot;&quot;))">
            <text:p/>
          </table:table-cell>
          <table:table-cell table:style-name="ce156" table:formula="of:=IF(AND([.$C$24];[.$D$24]);INDEX([$Données.R$1:$Données.R$1048576];[$Données.S23]+3);&quot;&quot;)">
            <text:p/>
          </table:table-cell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6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Hexa &lt;=&gt; Dec'.D4:'Hexa &lt;=&gt; Dec'.E13 'Hexa &lt;=&gt; Dec'.I4:'Hexa &lt;=&gt; Dec'.J13">
            <calcext:condition calcext:apply-style-name="VRAI" calcext:value="=&quot;VRAI&quot;" calcext:base-cell-address="'Hexa &lt;=&gt; Dec'.D4"/>
            <calcext:condition calcext:apply-style-name="FAUX" calcext:value="=&quot;FAUX&quot;" calcext:base-cell-address="'Hexa &lt;=&gt; Dec'.D4"/>
          </calcext:conditional-format>
          <calcext:conditional-format calcext:target-range-address="'Hexa &lt;=&gt; Dec'.E4:'Hexa &lt;=&gt; Dec'.E13 'Hexa &lt;=&gt; Dec'.J4:'Hexa &lt;=&gt; Dec'.J13">
            <calcext:condition calcext:apply-style-name="VRAI" calcext:value="formula-is(IF([.D4]=&quot;VRAI&quot;))" calcext:base-cell-address="'Hexa &lt;=&gt; Dec'.E4"/>
            <calcext:condition calcext:apply-style-name="FAUX" calcext:value="formula-is(IF([.D4]=&quot;FAUX&quot;))" calcext:base-cell-address="'Hexa &lt;=&gt; Dec'.E4"/>
            <calcext:condition calcext:apply-style-name="FAUX" calcext:value="=0" calcext:base-cell-address="'Hexa &lt;=&gt; Dec'.E4"/>
          </calcext:conditional-format>
        </calcext:conditional-formats>
      </table:table>
      <table:table table:name="Bin &lt;=&gt; Hexa" table:style-name="ta2" table:protected="true" table:protection-key="Si6iJGJfgUCxNdwnt3FccrjfXF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Bin &lt;=&gt; Hexa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Bin &lt;=&gt; Hexa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Bin_Hexa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18mm" svg:height="15mm" svg:x="305.13mm" svg:y="160mm" draw:control="control13"/>
          <draw:control draw:z-index="1" draw:style-name="gr4" draw:text-style-name="P3" svg:width="59.9mm" svg:height="15mm" svg:x="370.15mm" svg:y="160mm" draw:control="control14"/>
          <draw:control draw:z-index="2" draw:style-name="gr3" draw:text-style-name="P3" svg:width="42.47mm" svg:height="15mm" svg:x="5mm" svg:y="160mm" draw:control="control15"/>
          <draw:control draw:z-index="3" draw:style-name="gr3" draw:text-style-name="P3" svg:width="114.96mm" svg:height="15mm" svg:x="55mm" svg:y="160.11mm" draw:control="control16"/>
        </table:shapes>
        <table:table-column table:style-name="co19" table:default-cell-style-name="ce70"/>
        <table:table-column table:style-name="co20" table:default-cell-style-name="ce70"/>
        <table:table-column table:style-name="co17" table:default-cell-style-name="ce70"/>
        <table:table-column table:style-name="co14" table:default-cell-style-name="ce70"/>
        <table:table-column table:style-name="co15" table:default-cell-style-name="ce70"/>
        <table:table-column table:style-name="co19" table:default-cell-style-name="ce70"/>
        <table:table-column table:style-name="co9" table:default-cell-style-name="ce70"/>
        <table:table-column table:style-name="co17" table:default-cell-style-name="ce70"/>
        <table:table-column table:style-name="co14" table:default-cell-style-name="ce70"/>
        <table:table-column table:style-name="co21" table:default-cell-style-name="ce70"/>
        <table:table-column table:style-name="co18" table:default-cell-style-name="ce70"/>
        <table:table-column table:style-name="co1" table:number-columns-repeated="1013" table:default-cell-style-name="ce70"/>
        <table:table-row table:style-name="ro7">
          <table:table-cell table:style-name="ce53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59"/>
          <table:covered-table-cell table:number-columns-repeated="5" table:style-name="ce76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118"/>
          <table:covered-table-cell table:style-name="ce53"/>
          <table:covered-table-cell table:style-name="ce59"/>
          <table:covered-table-cell table:number-columns-repeated="7" table:style-name="ce76"/>
          <table:table-cell table:style-name="ce55"/>
          <table:table-cell table:number-columns-repeated="1013"/>
        </table:table-row>
        <table:table-row table:style-name="ro7"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Binaire</text:p>
          </table:table-cell>
          <table:table-cell table:style-name="ce59" office:value-type="string" calcext:value-type="string">
            <text:p>Hexadécimal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59" office:value-type="string" calcext:value-type="string">
            <text:p>N°</text:p>
          </table:table-cell>
          <table:table-cell table:style-name="ce59" office:value-type="string" calcext:value-type="string">
            <text:p>Hexadécimal</text:p>
          </table:table-cell>
          <table:table-cell table:style-name="ce59" office:value-type="string" calcext:value-type="string">
            <text:p>Binaire</text:p>
          </table:table-cell>
          <table:table-cell table:style-name="ce76" office:value-type="string" calcext:value-type="string">
            <text:p>V/F</text:p>
          </table:table-cell>
          <table:table-cell table:style-name="ce76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AE$1:$Données.AE$1048576];[$Données.AH4]+3)" office:value-type="string" office:string-value="0101 0100" calcext:value-type="string">
            <text:p>0101 0100</text:p>
          </table:table-cell>
          <table:table-cell table:style-name="ce133"/>
          <table:table-cell table:style-name="ce159" table:formula="of:=IF(ISBLANK([.C4]);&quot;&quot;;IF([.$C$24];IF([.C4]=INDEX([$Données.AG$1:$Données.AG$1048576];[$Données.AH4]+3);&quot;VRAI&quot;;&quot;FAUX&quot;);&quot;&quot;))">
            <text:p/>
          </table:table-cell>
          <table:table-cell table:style-name="ce161" table:formula="of:=IF(AND([.$C$24];[.$D$24]);INDEX([$Données.AG$1:$Données.AG$1048576];[$Données.AH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AG$1:$Données.AG$1048576];[$Données.AH14]+3)" office:value-type="string" office:string-value="E6" calcext:value-type="string">
            <text:p>E6</text:p>
          </table:table-cell>
          <table:table-cell table:style-name="ce100"/>
          <table:table-cell table:style-name="ce159" table:formula="of:=IF(ISBLANK([.H4]);&quot;&quot;;IF([.$C$24];IF(COUNT(BIN2DEC([.H4]))=0;&quot;FAUX&quot;;IF(BIN2HEX([.H4])=INDEX([$Données.AG$1:$Données.AG$1048576];[$Données.AH14]+3);&quot;VRAI&quot;;&quot;FAUX&quot;));&quot;&quot;))">
            <text:p/>
          </table:table-cell>
          <table:table-cell table:style-name="ce161" table:formula="of:=IF(AND([.$C$24];[.$D$24]);INDEX([$Données.AD$1:$Données.AD$1048576];[$Données.AH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AE$1:$Données.AE$1048576];[$Données.AH5]+3)" office:value-type="string" office:string-value="1100 0001" calcext:value-type="string">
            <text:p>1100 0001</text:p>
          </table:table-cell>
          <table:table-cell table:style-name="ce133"/>
          <table:table-cell table:style-name="ce160" table:formula="of:=IF(ISBLANK([.C5]);&quot;&quot;;IF([.$C$24];IF([.C5]=INDEX([$Données.AG$1:$Données.AG$1048576];[$Données.AH5]+3);&quot;VRAI&quot;;&quot;FAUX&quot;);&quot;&quot;))">
            <text:p/>
          </table:table-cell>
          <table:table-cell table:style-name="ce162" table:formula="of:=IF(AND([.$C$24];[.$D$24]);INDEX([$Données.AG$1:$Données.AG$1048576];[$Données.AH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G$1:$Données.AG$1048576];[$Données.AH15]+3)" office:value-type="string" office:string-value="73" calcext:value-type="string">
            <text:p>73</text:p>
          </table:table-cell>
          <table:table-cell table:style-name="ce100"/>
          <table:table-cell table:style-name="ce160" table:formula="of:=IF(ISBLANK([.H5]);&quot;&quot;;IF([.$C$24];IF(COUNT(BIN2DEC([.H5]))=0;&quot;FAUX&quot;;IF(BIN2HEX([.H5])=INDEX([$Données.AG$1:$Données.AG$1048576];[$Données.AH15]+3);&quot;VRAI&quot;;&quot;FAUX&quot;));&quot;&quot;))">
            <text:p/>
          </table:table-cell>
          <table:table-cell table:style-name="ce162" table:formula="of:=IF(AND([.$C$24];[.$D$24]);INDEX([$Données.AD$1:$Données.AD$1048576];[$Données.AH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AE$1:$Données.AE$1048576];[$Données.AH6]+3)" office:value-type="string" office:string-value="1011 0100" calcext:value-type="string">
            <text:p>1011 0100</text:p>
          </table:table-cell>
          <table:table-cell table:style-name="ce133"/>
          <table:table-cell table:style-name="ce159" table:formula="of:=IF(ISBLANK([.C6]);&quot;&quot;;IF([.$C$24];IF([.C6]=INDEX([$Données.AG$1:$Données.AG$1048576];[$Données.AH6]+3);&quot;VRAI&quot;;&quot;FAUX&quot;);&quot;&quot;))">
            <text:p/>
          </table:table-cell>
          <table:table-cell table:style-name="ce161" table:formula="of:=IF(AND([.$C$24];[.$D$24]);INDEX([$Données.AG$1:$Données.AG$1048576];[$Données.AH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AG$1:$Données.AG$1048576];[$Données.AH16]+3)" office:value-type="string" office:string-value="D0" calcext:value-type="string">
            <text:p>D0</text:p>
          </table:table-cell>
          <table:table-cell table:style-name="ce100"/>
          <table:table-cell table:style-name="ce159" table:formula="of:=IF(ISBLANK([.H6]);&quot;&quot;;IF([.$C$24];IF(COUNT(BIN2DEC([.H6]))=0;&quot;FAUX&quot;;IF(BIN2HEX([.H6])=INDEX([$Données.AG$1:$Données.AG$1048576];[$Données.AH16]+3);&quot;VRAI&quot;;&quot;FAUX&quot;));&quot;&quot;))">
            <text:p/>
          </table:table-cell>
          <table:table-cell table:style-name="ce161" table:formula="of:=IF(AND([.$C$24];[.$D$24]);INDEX([$Données.AD$1:$Données.AD$1048576];[$Données.AH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AE$1:$Données.AE$1048576];[$Données.AH7]+3)" office:value-type="string" office:string-value="0000 0011" calcext:value-type="string">
            <text:p>0000 0011</text:p>
          </table:table-cell>
          <table:table-cell table:style-name="ce133"/>
          <table:table-cell table:style-name="ce160" table:formula="of:=IF(ISBLANK([.C7]);&quot;&quot;;IF([.$C$24];IF([.C7]=INDEX([$Données.AG$1:$Données.AG$1048576];[$Données.AH7]+3);&quot;VRAI&quot;;&quot;FAUX&quot;);&quot;&quot;))">
            <text:p/>
          </table:table-cell>
          <table:table-cell table:style-name="ce162" table:formula="of:=IF(AND([.$C$24];[.$D$24]);INDEX([$Données.AG$1:$Données.AG$1048576];[$Données.AH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G$1:$Données.AG$1048576];[$Données.AH17]+3)" office:value-type="string" office:string-value="F4" calcext:value-type="string">
            <text:p>F4</text:p>
          </table:table-cell>
          <table:table-cell table:style-name="ce100"/>
          <table:table-cell table:style-name="ce160" table:formula="of:=IF(ISBLANK([.H7]);&quot;&quot;;IF([.$C$24];IF(COUNT(BIN2DEC([.H7]))=0;&quot;FAUX&quot;;IF(BIN2HEX([.H7])=INDEX([$Données.AG$1:$Données.AG$1048576];[$Données.AH17]+3);&quot;VRAI&quot;;&quot;FAUX&quot;));&quot;&quot;))">
            <text:p/>
          </table:table-cell>
          <table:table-cell table:style-name="ce162" table:formula="of:=IF(AND([.$C$24];[.$D$24]);INDEX([$Données.AD$1:$Données.AD$1048576];[$Données.AH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AE$1:$Données.AE$1048576];[$Données.AH8]+3)" office:value-type="string" office:string-value="1000 0101" calcext:value-type="string">
            <text:p>1000 0101</text:p>
          </table:table-cell>
          <table:table-cell table:style-name="ce133"/>
          <table:table-cell table:style-name="ce159" table:formula="of:=IF(ISBLANK([.C8]);&quot;&quot;;IF([.$C$24];IF([.C8]=INDEX([$Données.AG$1:$Données.AG$1048576];[$Données.AH8]+3);&quot;VRAI&quot;;&quot;FAUX&quot;);&quot;&quot;))">
            <text:p/>
          </table:table-cell>
          <table:table-cell table:style-name="ce161" table:formula="of:=IF(AND([.$C$24];[.$D$24]);INDEX([$Données.AG$1:$Données.AG$1048576];[$Données.AH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AG$1:$Données.AG$1048576];[$Données.AH18]+3)" office:value-type="string" office:string-value="59" calcext:value-type="string">
            <text:p>59</text:p>
          </table:table-cell>
          <table:table-cell table:style-name="ce100"/>
          <table:table-cell table:style-name="ce159" table:formula="of:=IF(ISBLANK([.H8]);&quot;&quot;;IF([.$C$24];IF(COUNT(BIN2DEC([.H8]))=0;&quot;FAUX&quot;;IF(BIN2HEX([.H8])=INDEX([$Données.AG$1:$Données.AG$1048576];[$Données.AH18]+3);&quot;VRAI&quot;;&quot;FAUX&quot;));&quot;&quot;))">
            <text:p/>
          </table:table-cell>
          <table:table-cell table:style-name="ce161" table:formula="of:=IF(AND([.$C$24];[.$D$24]);INDEX([$Données.AD$1:$Données.AD$1048576];[$Données.AH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AE$1:$Données.AE$1048576];[$Données.AH9]+3)" office:value-type="string" office:string-value="1111 1001" calcext:value-type="string">
            <text:p>1111 1001</text:p>
          </table:table-cell>
          <table:table-cell table:style-name="ce133"/>
          <table:table-cell table:style-name="ce160" table:formula="of:=IF(ISBLANK([.C9]);&quot;&quot;;IF([.$C$24];IF([.C9]=INDEX([$Données.AG$1:$Données.AG$1048576];[$Données.AH9]+3);&quot;VRAI&quot;;&quot;FAUX&quot;);&quot;&quot;))">
            <text:p/>
          </table:table-cell>
          <table:table-cell table:style-name="ce162" table:formula="of:=IF(AND([.$C$24];[.$D$24]);INDEX([$Données.AG$1:$Données.AG$1048576];[$Données.AH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G$1:$Données.AG$1048576];[$Données.AH19]+3)" office:value-type="string" office:string-value="52" calcext:value-type="string">
            <text:p>52</text:p>
          </table:table-cell>
          <table:table-cell table:style-name="ce100"/>
          <table:table-cell table:style-name="ce160" table:formula="of:=IF(ISBLANK([.H9]);&quot;&quot;;IF([.$C$24];IF(COUNT(BIN2DEC([.H9]))=0;&quot;FAUX&quot;;IF(BIN2HEX([.H9])=INDEX([$Données.AG$1:$Données.AG$1048576];[$Données.AH19]+3);&quot;VRAI&quot;;&quot;FAUX&quot;));&quot;&quot;))">
            <text:p/>
          </table:table-cell>
          <table:table-cell table:style-name="ce162" table:formula="of:=IF(AND([.$C$24];[.$D$24]);INDEX([$Données.AD$1:$Données.AD$1048576];[$Données.AH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AE$1:$Données.AE$1048576];[$Données.AH10]+3)" office:value-type="string" office:string-value="0001 0000" calcext:value-type="string">
            <text:p>0001 0000</text:p>
          </table:table-cell>
          <table:table-cell table:style-name="ce133"/>
          <table:table-cell table:style-name="ce159" table:formula="of:=IF(ISBLANK([.C10]);&quot;&quot;;IF([.$C$24];IF([.C10]=INDEX([$Données.AG$1:$Données.AG$1048576];[$Données.AH10]+3);&quot;VRAI&quot;;&quot;FAUX&quot;);&quot;&quot;))">
            <text:p/>
          </table:table-cell>
          <table:table-cell table:style-name="ce161" table:formula="of:=IF(AND([.$C$24];[.$D$24]);INDEX([$Données.AG$1:$Données.AG$1048576];[$Données.AH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AG$1:$Données.AG$1048576];[$Données.AH20]+3)" office:value-type="string" office:string-value="A7" calcext:value-type="string">
            <text:p>A7</text:p>
          </table:table-cell>
          <table:table-cell table:style-name="ce100"/>
          <table:table-cell table:style-name="ce159" table:formula="of:=IF(ISBLANK([.H10]);&quot;&quot;;IF([.$C$24];IF(COUNT(BIN2DEC([.H10]))=0;&quot;FAUX&quot;;IF(BIN2HEX([.H10])=INDEX([$Données.AG$1:$Données.AG$1048576];[$Données.AH20]+3);&quot;VRAI&quot;;&quot;FAUX&quot;));&quot;&quot;))">
            <text:p/>
          </table:table-cell>
          <table:table-cell table:style-name="ce161" table:formula="of:=IF(AND([.$C$24];[.$D$24]);INDEX([$Données.AD$1:$Données.AD$1048576];[$Données.AH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AE$1:$Données.AE$1048576];[$Données.AH11]+3)" office:value-type="string" office:string-value="0011 0001" calcext:value-type="string">
            <text:p>0011 0001</text:p>
          </table:table-cell>
          <table:table-cell table:style-name="ce133"/>
          <table:table-cell table:style-name="ce160" table:formula="of:=IF(ISBLANK([.C11]);&quot;&quot;;IF([.$C$24];IF([.C11]=INDEX([$Données.AG$1:$Données.AG$1048576];[$Données.AH11]+3);&quot;VRAI&quot;;&quot;FAUX&quot;);&quot;&quot;))">
            <text:p/>
          </table:table-cell>
          <table:table-cell table:style-name="ce162" table:formula="of:=IF(AND([.$C$24];[.$D$24]);INDEX([$Données.AG$1:$Données.AG$1048576];[$Données.AH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G$1:$Données.AG$1048576];[$Données.AH21]+3)" office:value-type="string" office:string-value="35" calcext:value-type="string">
            <text:p>35</text:p>
          </table:table-cell>
          <table:table-cell table:style-name="ce100"/>
          <table:table-cell table:style-name="ce160" table:formula="of:=IF(ISBLANK([.H11]);&quot;&quot;;IF([.$C$24];IF(COUNT(BIN2DEC([.H11]))=0;&quot;FAUX&quot;;IF(BIN2HEX([.H11])=INDEX([$Données.AG$1:$Données.AG$1048576];[$Données.AH21]+3);&quot;VRAI&quot;;&quot;FAUX&quot;));&quot;&quot;))">
            <text:p/>
          </table:table-cell>
          <table:table-cell table:style-name="ce162" table:formula="of:=IF(AND([.$C$24];[.$D$24]);INDEX([$Données.AD$1:$Données.AD$1048576];[$Données.AH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AE$1:$Données.AE$1048576];[$Données.AH12]+3)" office:value-type="string" office:string-value="0001 0111" calcext:value-type="string">
            <text:p>0001 0111</text:p>
          </table:table-cell>
          <table:table-cell table:style-name="ce133"/>
          <table:table-cell table:style-name="ce159" table:formula="of:=IF(ISBLANK([.C12]);&quot;&quot;;IF([.$C$24];IF([.C12]=INDEX([$Données.AG$1:$Données.AG$1048576];[$Données.AH12]+3);&quot;VRAI&quot;;&quot;FAUX&quot;);&quot;&quot;))">
            <text:p/>
          </table:table-cell>
          <table:table-cell table:style-name="ce161" table:formula="of:=IF(AND([.$C$24];[.$D$24]);INDEX([$Données.AG$1:$Données.AG$1048576];[$Données.AH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AG$1:$Données.AG$1048576];[$Données.AH22]+3)" office:value-type="string" office:string-value="18" calcext:value-type="string">
            <text:p>18</text:p>
          </table:table-cell>
          <table:table-cell table:style-name="ce100"/>
          <table:table-cell table:style-name="ce159" table:formula="of:=IF(ISBLANK([.H12]);&quot;&quot;;IF([.$C$24];IF(COUNT(BIN2DEC([.H12]))=0;&quot;FAUX&quot;;IF(BIN2HEX([.H12])=INDEX([$Données.AG$1:$Données.AG$1048576];[$Données.AH22]+3);&quot;VRAI&quot;;&quot;FAUX&quot;));&quot;&quot;))">
            <text:p/>
          </table:table-cell>
          <table:table-cell table:style-name="ce161" table:formula="of:=IF(AND([.$C$24];[.$D$24]);INDEX([$Données.AD$1:$Données.AD$1048576];[$Données.AH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AE$1:$Données.AE$1048576];[$Données.AH13]+3)" office:value-type="string" office:string-value="0010 1101" calcext:value-type="string">
            <text:p>0010 1101</text:p>
          </table:table-cell>
          <table:table-cell table:style-name="ce133"/>
          <table:table-cell table:style-name="ce160" table:formula="of:=IF(ISBLANK([.C13]);&quot;&quot;;IF([.$C$24];IF([.C13]=INDEX([$Données.AG$1:$Données.AG$1048576];[$Données.AH13]+3);&quot;VRAI&quot;;&quot;FAUX&quot;);&quot;&quot;))">
            <text:p/>
          </table:table-cell>
          <table:table-cell table:style-name="ce162" table:formula="of:=IF(AND([.$C$24];[.$D$24]);INDEX([$Données.AG$1:$Données.AG$1048576];[$Données.AH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G$1:$Données.AG$1048576];[$Données.AH23]+3)" office:value-type="string" office:string-value="E8" calcext:value-type="string">
            <text:p>E8</text:p>
          </table:table-cell>
          <table:table-cell table:style-name="ce100"/>
          <table:table-cell table:style-name="ce160" table:formula="of:=IF(ISBLANK([.H13]);&quot;&quot;;IF([.$C$24];IF(COUNT(BIN2DEC([.H13]))=0;&quot;FAUX&quot;;IF(BIN2HEX([.H13])=INDEX([$Données.AG$1:$Données.AG$1048576];[$Données.AH23]+3);&quot;VRAI&quot;;&quot;FAUX&quot;));&quot;&quot;))">
            <text:p/>
          </table:table-cell>
          <table:table-cell table:style-name="ce162" table:formula="of:=IF(AND([.$C$24];[.$D$24]);INDEX([$Données.AD$1:$Données.AD$1048576];[$Données.AH23]+3);&quot;&quot;)">
            <text:p/>
          </table:table-cell>
          <table:table-cell table:number-columns-repeated="1014"/>
        </table:table-row>
        <table:table-row table:style-name="ro7">
          <table:table-cell table:style-name="ce66" table:number-columns-repeated="2"/>
          <table:table-cell/>
          <table:table-cell table:style-name="ce6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6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66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6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6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Bin &lt;=&gt; Hexa'.D4:'Bin &lt;=&gt; Hexa'.E13 'Bin &lt;=&gt; Hexa'.I4:'Bin &lt;=&gt; Hexa'.J13">
            <calcext:condition calcext:apply-style-name="VRAI" calcext:value="=&quot;VRAI&quot;" calcext:base-cell-address="'Bin &lt;=&gt; Hexa'.D4"/>
            <calcext:condition calcext:apply-style-name="FAUX" calcext:value="=&quot;FAUX&quot;" calcext:base-cell-address="'Bin &lt;=&gt; Hexa'.D4"/>
          </calcext:conditional-format>
          <calcext:conditional-format calcext:target-range-address="'Bin &lt;=&gt; Hexa'.E4:'Bin &lt;=&gt; Hexa'.E13 'Bin &lt;=&gt; Hexa'.J4:'Bin &lt;=&gt; Hexa'.J13">
            <calcext:condition calcext:apply-style-name="VRAI" calcext:value="formula-is(IF([.D4]=&quot;VRAI&quot;))" calcext:base-cell-address="'Bin &lt;=&gt; Hexa'.E4"/>
            <calcext:condition calcext:apply-style-name="FAUX" calcext:value="formula-is(IF([.D4]=&quot;FAUX&quot;))" calcext:base-cell-address="'Bin &lt;=&gt; Hexa'.E4"/>
            <calcext:condition calcext:apply-style-name="FAUX" calcext:value="=0" calcext:base-cell-address="'Bin &lt;=&gt; Hexa'.E4"/>
          </calcext:conditional-format>
        </calcext:conditional-formats>
      </table:table>
      <table:table table:name="Données" table:style-name="ta3" table:protected="true" table:protection-key="Si6iJGJfgUCxNdwnt3FccrjfXF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175"/>
        <table:table-column table:style-name="co23" table:number-columns-repeated="8" table:default-cell-style-name="ce175"/>
        <table:table-column table:style-name="co24" table:default-cell-style-name="ce175"/>
        <table:table-column table:style-name="co25" table:default-cell-style-name="ce175"/>
        <table:table-column table:style-name="co26" table:default-cell-style-name="ce175"/>
        <table:table-column table:style-name="co27" table:default-cell-style-name="ce175"/>
        <table:table-column table:style-name="co28" table:default-cell-style-name="ce175"/>
        <table:table-column table:style-name="co29" table:default-cell-style-name="ce175"/>
        <table:table-column table:style-name="co22" table:default-cell-style-name="ce175"/>
        <table:table-column table:style-name="co30" table:default-cell-style-name="ce175"/>
        <table:table-column table:style-name="co31" table:number-columns-repeated="2" table:default-cell-style-name="ce175"/>
        <table:table-column table:style-name="co29" table:default-cell-style-name="ce175"/>
        <table:table-column table:style-name="co32" table:default-cell-style-name="ce175"/>
        <table:table-column table:style-name="co23" table:number-columns-repeated="8" table:default-cell-style-name="ce175"/>
        <table:table-column table:style-name="co33" table:default-cell-style-name="ce175"/>
        <table:table-column table:style-name="co34" table:number-columns-repeated="2" table:default-cell-style-name="ce175"/>
        <table:table-column table:style-name="co35" table:default-cell-style-name="ce175"/>
        <table:table-column table:style-name="co36" table:default-cell-style-name="ce175"/>
        <table:table-column table:style-name="co29" table:default-cell-style-name="ce175"/>
        <table:table-column table:style-name="co1" table:number-columns-repeated="989" table:default-cell-style-name="ce175"/>
        <table:table-row table:style-name="ro7">
          <table:table-cell table:style-name="ce163" office:value-type="string" calcext:value-type="string" table:number-columns-spanned="35" table:number-rows-spanned="1">
            <text:p>KELLER Stéphane - Lycée agricole Louis Pasteur</text:p>
          </table:table-cell>
          <table:covered-table-cell table:number-columns-repeated="9" table:style-name="ce163"/>
          <table:covered-table-cell table:number-columns-repeated="8" table:style-name="ce206"/>
          <table:covered-table-cell table:style-name="ce235"/>
          <table:covered-table-cell/>
          <table:covered-table-cell table:number-columns-repeated="5" table:style-name="ce237"/>
          <table:covered-table-cell table:number-columns-repeated="4"/>
          <table:covered-table-cell table:number-columns-repeated="4" table:style-name="ce237"/>
          <table:covered-table-cell table:number-columns-repeated="2"/>
          <table:table-cell table:number-columns-repeated="989"/>
        </table:table-row>
        <table:table-row table:style-name="ro7">
          <table:table-cell table:style-name="ce163" office:value-type="string" calcext:value-type="string" table:number-columns-spanned="14" table:number-rows-spanned="1">
            <text:p>BIN &lt;=&gt; DEC</text:p>
          </table:table-cell>
          <table:covered-table-cell table:number-columns-repeated="6" table:style-name="ce163"/>
          <table:covered-table-cell table:style-name="Default"/>
          <table:covered-table-cell table:number-columns-repeated="2" table:style-name="ce163"/>
          <table:covered-table-cell table:number-columns-repeated="4" table:style-name="ce206"/>
          <table:table-cell table:style-name="ce163" office:value-type="string" calcext:value-type="string" table:number-columns-spanned="5" table:number-rows-spanned="1">
            <text:p>HEXA &lt;=&gt; DEC</text:p>
          </table:table-cell>
          <table:covered-table-cell table:style-name="Default"/>
          <table:covered-table-cell table:number-columns-repeated="2" table:style-name="ce206"/>
          <table:covered-table-cell table:style-name="ce235"/>
          <table:table-cell table:style-name="ce163" office:value-type="string" calcext:value-type="string" table:number-columns-spanned="16" table:number-rows-spanned="1">
            <text:p>HEXA &lt;=&gt; BIN</text:p>
          </table:table-cell>
          <table:covered-table-cell table:number-columns-repeated="2" table:style-name="ce237"/>
          <table:covered-table-cell table:style-name="ce163"/>
          <table:covered-table-cell table:number-columns-repeated="2" table:style-name="ce237"/>
          <table:covered-table-cell table:number-columns-repeated="4"/>
          <table:covered-table-cell table:number-columns-repeated="2" table:style-name="ce163"/>
          <table:covered-table-cell table:number-columns-repeated="2" table:style-name="ce237"/>
          <table:covered-table-cell table:number-columns-repeated="2"/>
          <table:table-cell table:number-columns-repeated="989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string" calcext:value-type="string">
            <text:p>Décimal</text:p>
          </table:table-cell>
          <table:table-cell table:style-name="ce62" office:value-type="string" calcext:value-type="string">
            <text:p>Hexa in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string" calcext:value-type="string">
            <text:p>Bin str</text:p>
          </table:table-cell>
          <table:table-cell table:style-name="ce62" office:value-type="string" calcext:value-type="string">
            <text:p>Bin str+" "</text:p>
          </table:table-cell>
          <table:table-cell table:style-name="ce62" office:value-type="string" calcext:value-type="string">
            <text:p>Binaire int</text:p>
          </table:table-cell>
          <table:table-cell table:style-name="ce62" office:value-type="string" calcext:value-type="string">
            <text:p>Hexadécimal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868064716263988" calcext:value-type="float">
            <text:p>0,868064716263988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4:.I4])" office:value-type="string" office:string-value="01101100" calcext:value-type="string">
            <text:p>01101100</text:p>
          </table:table-cell>
          <table:table-cell table:style-name="ce72" table:formula="of:=COM.MICROSOFT.CONCAT([.B4];[.C4];[.D4];[.E4];&quot; &quot;;[.F4];[.G4];[.H4];[.I4])" office:value-type="string" office:string-value="0110 1100" calcext:value-type="string">
            <text:p>0110 1100</text:p>
          </table:table-cell>
          <table:table-cell table:style-name="ce282" table:formula="of:=DEC2BIN([.M4]; )" office:value-type="string" office:string-value="1101100" calcext:value-type="string">
            <text:p>1101100</text:p>
          </table:table-cell>
          <table:table-cell table:style-name="ce96" table:formula="of:=DECIMAL([.J4];2)" office:value-type="float" office:value="108" calcext:value-type="float">
            <text:p>108</text:p>
          </table:table-cell>
          <table:table-cell table:style-name="ce72" table:formula="of:=RANK([.A4];[.$A$4:.$A$23];0)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2" office:value-type="float" office:value="0.492128905319733" calcext:value-type="float">
            <text:p>0,492128905319733</text:p>
          </table:table-cell>
          <table:table-cell table:style-name="ce72" table:formula="of:=RANDBETWEEN(0;255)" office:value-type="float" office:value="126" calcext:value-type="float">
            <text:p>126</text:p>
          </table:table-cell>
          <table:table-cell table:style-name="ce72" table:formula="of:=DEC2HEX([.Q4])" office:value-type="string" office:string-value="7E" calcext:value-type="string">
            <text:p>7E</text:p>
          </table:table-cell>
          <table:table-cell table:style-name="ce72" table:formula="of:=RANK([.P4];[.$P$4:.$P$23];0)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72" office:value-type="float" office:value="0.650637041706262" calcext:value-type="float">
            <text:p>0,650637041706262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4:.AC4])" office:value-type="string" office:string-value="00101101" calcext:value-type="string">
            <text:p>00101101</text:p>
          </table:table-cell>
          <table:table-cell table:style-name="ce72" table:formula="of:=COM.MICROSOFT.CONCAT([.V4];[.W4];[.X4];[.Y4];&quot; &quot;;[.Z4];[.AA4];[.AB4];[.AC4])" office:value-type="string" office:string-value="0010 1101" calcext:value-type="string">
            <text:p>0010 1101</text:p>
          </table:table-cell>
          <table:table-cell table:style-name="ce282" table:formula="of:=HEX2BIN([.AG4])" office:value-type="string" office:string-value="101101" calcext:value-type="string">
            <text:p>101101</text:p>
          </table:table-cell>
          <table:table-cell table:style-name="ce275" table:formula="of:=BIN2HEX([.AD4])" office:value-type="string" office:string-value="2D" calcext:value-type="string">
            <text:p>2D</text:p>
          </table:table-cell>
          <table:table-cell table:style-name="ce72" table:formula="of:=RANK([.U4];[.$U$4:.$U$23];0)" office:value-type="float" office:value="10" calcext:value-type="float">
            <text:p>10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177484297547201" calcext:value-type="float">
            <text:p>0,17748429754720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COM.MICROSOFT.CONCAT([.B5:.I5])" office:value-type="string" office:string-value="00010101" calcext:value-type="string">
            <text:p>00010101</text:p>
          </table:table-cell>
          <table:table-cell table:style-name="ce275" table:formula="of:=COM.MICROSOFT.CONCAT([.B5];[.C5];[.D5];[.E5];&quot; &quot;;[.F5];[.G5];[.H5];[.I5])" office:value-type="string" office:string-value="0001 0101" calcext:value-type="string">
            <text:p>0001 0101</text:p>
          </table:table-cell>
          <table:table-cell table:style-name="ce275" table:formula="of:=DEC2BIN([.M5]; )" office:value-type="string" office:string-value="10101" calcext:value-type="string">
            <text:p>10101</text:p>
          </table:table-cell>
          <table:table-cell table:style-name="ce96" table:formula="of:=DECIMAL([.J5];2)" office:value-type="float" office:value="21" calcext:value-type="float">
            <text:p>21</text:p>
          </table:table-cell>
          <table:table-cell table:style-name="ce72" table:formula="of:=RANK([.A5];[.$A$4:.$A$23];0)" office:value-type="float" office:value="16" calcext:value-type="float">
            <text:p>16</text:p>
          </table:table-cell>
          <table:table-cell table:style-name="ce98" office:value-type="float" office:value="2" calcext:value-type="float">
            <text:p>2</text:p>
          </table:table-cell>
          <table:table-cell table:style-name="ce72" office:value-type="float" office:value="0.249354425810749" calcext:value-type="float">
            <text:p>0,249354425810749</text:p>
          </table:table-cell>
          <table:table-cell table:style-name="ce72" table:formula="of:=RANDBETWEEN(0;255)" office:value-type="float" office:value="171" calcext:value-type="float">
            <text:p>171</text:p>
          </table:table-cell>
          <table:table-cell table:style-name="ce72" table:formula="of:=DEC2HEX([.Q5])" office:value-type="string" office:string-value="AB" calcext:value-type="string">
            <text:p>AB</text:p>
          </table:table-cell>
          <table:table-cell table:style-name="ce72" table:formula="of:=RANK([.P5];[.$P$4:.$P$23];0)" office:value-type="float" office:value="13" calcext:value-type="float">
            <text:p>13</text:p>
          </table:table-cell>
          <table:table-cell table:style-name="ce98" office:value-type="float" office:value="2" calcext:value-type="float">
            <text:p>2</text:p>
          </table:table-cell>
          <table:table-cell table:style-name="ce72" office:value-type="float" office:value="0.72505629244951" calcext:value-type="float">
            <text:p>0,7250562924495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275" table:formula="of:=COM.MICROSOFT.CONCAT([.V5:.AC5])" office:value-type="string" office:string-value="11101000" calcext:value-type="string">
            <text:p>11101000</text:p>
          </table:table-cell>
          <table:table-cell table:style-name="ce275" table:formula="of:=COM.MICROSOFT.CONCAT([.V5];[.W5];[.X5];[.Y5];&quot; &quot;;[.Z5];[.AA5];[.AB5];[.AC5])" office:value-type="string" office:string-value="1110 1000" calcext:value-type="string">
            <text:p>1110 1000</text:p>
          </table:table-cell>
          <table:table-cell table:style-name="ce275" table:formula="of:=HEX2BIN([.AG5])" office:value-type="string" office:string-value="11101000" calcext:value-type="string">
            <text:p>11101000</text:p>
          </table:table-cell>
          <table:table-cell table:style-name="ce275" table:formula="of:=BIN2HEX([.AD5])" office:value-type="string" office:string-value="E8" calcext:value-type="string">
            <text:p>E8</text:p>
          </table:table-cell>
          <table:table-cell table:style-name="ce72" table:formula="of:=RANK([.U5];[.$U$4:.$U$23];0)" office:value-type="float" office:value="5" calcext:value-type="float">
            <text:p>5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0849668866799958" calcext:value-type="float">
            <text:p>0,084966886679996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6:.I6])" office:value-type="string" office:string-value="11011110" calcext:value-type="string">
            <text:p>11011110</text:p>
          </table:table-cell>
          <table:table-cell table:style-name="ce275" table:formula="of:=COM.MICROSOFT.CONCAT([.B6];[.C6];[.D6];[.E6];&quot; &quot;;[.F6];[.G6];[.H6];[.I6])" office:value-type="string" office:string-value="1101 1110" calcext:value-type="string">
            <text:p>1101 1110</text:p>
          </table:table-cell>
          <table:table-cell table:style-name="ce275" table:formula="of:=DEC2BIN([.M6]; )" office:value-type="string" office:string-value="11011110" calcext:value-type="string">
            <text:p>11011110</text:p>
          </table:table-cell>
          <table:table-cell table:style-name="ce96" table:formula="of:=DECIMAL([.J6];2)" office:value-type="float" office:value="222" calcext:value-type="float">
            <text:p>222</text:p>
          </table:table-cell>
          <table:table-cell table:style-name="ce72" table:formula="of:=RANK([.A6];[.$A$4:.$A$23];0)" office:value-type="float" office:value="19" calcext:value-type="float">
            <text:p>19</text:p>
          </table:table-cell>
          <table:table-cell table:style-name="ce98" office:value-type="float" office:value="3" calcext:value-type="float">
            <text:p>3</text:p>
          </table:table-cell>
          <table:table-cell table:style-name="ce72" office:value-type="float" office:value="0.0140236654536892" calcext:value-type="float">
            <text:p>0,014023665453689</text:p>
          </table:table-cell>
          <table:table-cell table:style-name="ce72" table:formula="of:=RANDBETWEEN(0;255)" office:value-type="float" office:value="137" calcext:value-type="float">
            <text:p>137</text:p>
          </table:table-cell>
          <table:table-cell table:style-name="ce72" table:formula="of:=DEC2HEX([.Q6])" office:value-type="string" office:string-value="89" calcext:value-type="string">
            <text:p>89</text:p>
          </table:table-cell>
          <table:table-cell table:style-name="ce72" table:formula="of:=RANK([.P6];[.$P$4:.$P$23];0)" office:value-type="float" office:value="20" calcext:value-type="float">
            <text:p>20</text:p>
          </table:table-cell>
          <table:table-cell table:style-name="ce98" office:value-type="float" office:value="3" calcext:value-type="float">
            <text:p>3</text:p>
          </table:table-cell>
          <table:table-cell table:style-name="ce72" office:value-type="float" office:value="0.0676197722268783" calcext:value-type="float">
            <text:p>0,067619772226878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6:.AC6])" office:value-type="string" office:string-value="01011001" calcext:value-type="string">
            <text:p>01011001</text:p>
          </table:table-cell>
          <table:table-cell table:style-name="ce275" table:formula="of:=COM.MICROSOFT.CONCAT([.V6];[.W6];[.X6];[.Y6];&quot; &quot;;[.Z6];[.AA6];[.AB6];[.AC6])" office:value-type="string" office:string-value="0101 1001" calcext:value-type="string">
            <text:p>0101 1001</text:p>
          </table:table-cell>
          <table:table-cell table:style-name="ce275" table:formula="of:=HEX2BIN([.AG6])" office:value-type="string" office:string-value="1011001" calcext:value-type="string">
            <text:p>1011001</text:p>
          </table:table-cell>
          <table:table-cell table:style-name="ce275" table:formula="of:=BIN2HEX([.AD6])" office:value-type="string" office:string-value="59" calcext:value-type="string">
            <text:p>59</text:p>
          </table:table-cell>
          <table:table-cell table:style-name="ce72" table:formula="of:=RANK([.U6];[.$U$4:.$U$23];0)" office:value-type="float" office:value="20" calcext:value-type="float">
            <text:p>20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665189154071709" calcext:value-type="float">
            <text:p>0,665189154071709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7:.I7])" office:value-type="string" office:string-value="00100000" calcext:value-type="string">
            <text:p>00100000</text:p>
          </table:table-cell>
          <table:table-cell table:style-name="ce275" table:formula="of:=COM.MICROSOFT.CONCAT([.B7];[.C7];[.D7];[.E7];&quot; &quot;;[.F7];[.G7];[.H7];[.I7])" office:value-type="string" office:string-value="0010 0000" calcext:value-type="string">
            <text:p>0010 0000</text:p>
          </table:table-cell>
          <table:table-cell table:style-name="ce275" table:formula="of:=DEC2BIN([.M7]; )" office:value-type="string" office:string-value="100000" calcext:value-type="string">
            <text:p>100000</text:p>
          </table:table-cell>
          <table:table-cell table:style-name="ce96" table:formula="of:=DECIMAL([.J7];2)" office:value-type="float" office:value="32" calcext:value-type="float">
            <text:p>32</text:p>
          </table:table-cell>
          <table:table-cell table:style-name="ce72" table:formula="of:=RANK([.A7];[.$A$4:.$A$23];0)" office:value-type="float" office:value="4" calcext:value-type="float">
            <text:p>4</text:p>
          </table:table-cell>
          <table:table-cell table:style-name="ce98" office:value-type="float" office:value="4" calcext:value-type="float">
            <text:p>4</text:p>
          </table:table-cell>
          <table:table-cell table:style-name="ce72" office:value-type="float" office:value="0.986141854770382" calcext:value-type="float">
            <text:p>0,986141854770382</text:p>
          </table:table-cell>
          <table:table-cell table:style-name="ce72" table:formula="of:=RANDBETWEEN(0;255)" office:value-type="float" office:value="52" calcext:value-type="float">
            <text:p>52</text:p>
          </table:table-cell>
          <table:table-cell table:style-name="ce72" table:formula="of:=DEC2HEX([.Q7])" office:value-type="string" office:string-value="34" calcext:value-type="string">
            <text:p>34</text:p>
          </table:table-cell>
          <table:table-cell table:style-name="ce72" table:formula="of:=RANK([.P7];[.$P$4:.$P$23];0)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72" office:value-type="float" office:value="0.178722220519705" calcext:value-type="float">
            <text:p>0,178722220519705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7:.AC7])" office:value-type="string" office:string-value="10100111" calcext:value-type="string">
            <text:p>10100111</text:p>
          </table:table-cell>
          <table:table-cell table:style-name="ce275" table:formula="of:=COM.MICROSOFT.CONCAT([.V7];[.W7];[.X7];[.Y7];&quot; &quot;;[.Z7];[.AA7];[.AB7];[.AC7])" office:value-type="string" office:string-value="1010 0111" calcext:value-type="string">
            <text:p>1010 0111</text:p>
          </table:table-cell>
          <table:table-cell table:style-name="ce275" table:formula="of:=HEX2BIN([.AG7])" office:value-type="string" office:string-value="10100111" calcext:value-type="string">
            <text:p>10100111</text:p>
          </table:table-cell>
          <table:table-cell table:style-name="ce275" table:formula="of:=BIN2HEX([.AD7])" office:value-type="string" office:string-value="A7" calcext:value-type="string">
            <text:p>A7</text:p>
          </table:table-cell>
          <table:table-cell table:style-name="ce72" table:formula="of:=RANK([.U7];[.$U$4:.$U$23];0)" office:value-type="float" office:value="16" calcext:value-type="float">
            <text:p>16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72" office:value-type="float" office:value="0.649526554812914" calcext:value-type="float">
            <text:p>0,649526554812914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COM.MICROSOFT.CONCAT([.B8:.I8])" office:value-type="string" office:string-value="01000110" calcext:value-type="string">
            <text:p>01000110</text:p>
          </table:table-cell>
          <table:table-cell table:style-name="ce275" table:formula="of:=COM.MICROSOFT.CONCAT([.B8];[.C8];[.D8];[.E8];&quot; &quot;;[.F8];[.G8];[.H8];[.I8])" office:value-type="string" office:string-value="0100 0110" calcext:value-type="string">
            <text:p>0100 0110</text:p>
          </table:table-cell>
          <table:table-cell table:style-name="ce275" table:formula="of:=DEC2BIN([.M8]; )" office:value-type="string" office:string-value="1000110" calcext:value-type="string">
            <text:p>1000110</text:p>
          </table:table-cell>
          <table:table-cell table:style-name="ce96" table:formula="of:=DECIMAL([.J8];2)" office:value-type="float" office:value="70" calcext:value-type="float">
            <text:p>70</text:p>
          </table:table-cell>
          <table:table-cell table:style-name="ce72" table:formula="of:=RANK([.A8];[.$A$4:.$A$23];0)" office:value-type="float" office:value="5" calcext:value-type="float">
            <text:p>5</text:p>
          </table:table-cell>
          <table:table-cell table:style-name="ce98" office:value-type="float" office:value="5" calcext:value-type="float">
            <text:p>5</text:p>
          </table:table-cell>
          <table:table-cell table:style-name="ce72" office:value-type="float" office:value="0.0688239685757207" calcext:value-type="float">
            <text:p>0,068823968575721</text:p>
          </table:table-cell>
          <table:table-cell table:style-name="ce72" table:formula="of:=RANDBETWEEN(0;255)" office:value-type="float" office:value="11" calcext:value-type="float">
            <text:p>11</text:p>
          </table:table-cell>
          <table:table-cell table:style-name="ce72" table:formula="of:=DEC2HEX([.Q8])" office:value-type="string" office:string-value="B" calcext:value-type="string">
            <text:p>B</text:p>
          </table:table-cell>
          <table:table-cell table:style-name="ce72" table:formula="of:=RANK([.P8];[.$P$4:.$P$23];0)" office:value-type="float" office:value="18" calcext:value-type="float">
            <text:p>18</text:p>
          </table:table-cell>
          <table:table-cell table:style-name="ce98" office:value-type="float" office:value="5" calcext:value-type="float">
            <text:p>5</text:p>
          </table:table-cell>
          <table:table-cell table:style-name="ce72" office:value-type="float" office:value="0.640918845751643" calcext:value-type="float">
            <text:p>0,640918845751643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0" calcext:value-type="float">
            <text:p>0</text:p>
          </table:table-cell>
          <table:table-cell table:style-name="ce72" table:formula="of:=RANDBETWEEN(0;1)" office:value-type="float" office:value="1" calcext:value-type="float">
            <text:p>1</text:p>
          </table:table-cell>
          <table:table-cell table:style-name="ce275" table:formula="of:=COM.MICROSOFT.CONCAT([.V8:.AC8])" office:value-type="string" office:string-value="11000001" calcext:value-type="string">
            <text:p>11000001</text:p>
          </table:table-cell>
          <table:table-cell table:style-name="ce275" table:formula="of:=COM.MICROSOFT.CONCAT([.V8];[.W8];[.X8];[.Y8];&quot; &quot;;[.Z8];[.AA8];[.AB8];[.AC8])" office:value-type="string" office:string-value="1100 0001" calcext:value-type="string">
            <text:p>1100 0001</text:p>
          </table:table-cell>
          <table:table-cell table:style-name="ce275" table:formula="of:=HEX2BIN([.AG8])" office:value-type="string" office:string-value="11000001" calcext:value-type="string">
            <text:p>11000001</text:p>
          </table:table-cell>
          <table:table-cell table:style-name="ce275" table:formula="of:=BIN2HEX([.AD8])" office:value-type="string" office:string-value="C1" calcext:value-type="string">
            <text:p>C1</text:p>
          </table:table-cell>
          <table:table-cell table:style-name="ce72" table:formula="of:=RANK([.U8];[.$U$4:.$U$23];0)" office:value-type="float" office:value="11" calcext:value-type="float">
            <text:p>11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13005120124184" calcext:value-type="float">
            <text:p>0,13005120124184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COM.MICROSOFT.CONCAT([.B9:.I9])" office:value-type="string" office:string-value="01111101" calcext:value-type="string">
            <text:p>01111101</text:p>
          </table:table-cell>
          <table:table-cell table:style-name="ce276" table:formula="of:=COM.MICROSOFT.CONCAT([.B9];[.C9];[.D9];[.E9];&quot; &quot;;[.F9];[.G9];[.H9];[.I9])" office:value-type="string" office:string-value="0111 1101" calcext:value-type="string">
            <text:p>0111 1101</text:p>
          </table:table-cell>
          <table:table-cell table:style-name="ce276" table:formula="of:=DEC2BIN([.M9]; )" office:value-type="string" office:string-value="1111101" calcext:value-type="string">
            <text:p>1111101</text:p>
          </table:table-cell>
          <table:table-cell table:style-name="ce36" table:formula="of:=DECIMAL([.J9];2)" office:value-type="float" office:value="125" calcext:value-type="float">
            <text:p>125</text:p>
          </table:table-cell>
          <table:table-cell table:style-name="ce25" table:formula="of:=RANK([.A9];[.$A$4:.$A$23];0)" office:value-type="float" office:value="18" calcext:value-type="float">
            <text:p>18</text:p>
          </table:table-cell>
          <table:table-cell table:style-name="ce98" office:value-type="float" office:value="6" calcext:value-type="float">
            <text:p>6</text:p>
          </table:table-cell>
          <table:table-cell table:style-name="ce25" office:value-type="float" office:value="0.894935444463545" calcext:value-type="float">
            <text:p>0,894935444463545</text:p>
          </table:table-cell>
          <table:table-cell table:style-name="ce25" table:formula="of:=RANDBETWEEN(0;255)" office:value-type="float" office:value="205" calcext:value-type="float">
            <text:p>205</text:p>
          </table:table-cell>
          <table:table-cell table:style-name="ce25" table:formula="of:=DEC2HEX([.Q9])" office:value-type="string" office:string-value="CD" calcext:value-type="string">
            <text:p>CD</text:p>
          </table:table-cell>
          <table:table-cell table:style-name="ce25" table:formula="of:=RANK([.P9];[.$P$4:.$P$23];0)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25" office:value-type="float" office:value="0.679258857740022" calcext:value-type="float">
            <text:p>0,679258857740022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76" table:formula="of:=COM.MICROSOFT.CONCAT([.V9:.AC9])" office:value-type="string" office:string-value="00010111" calcext:value-type="string">
            <text:p>00010111</text:p>
          </table:table-cell>
          <table:table-cell table:style-name="ce276" table:formula="of:=COM.MICROSOFT.CONCAT([.V9];[.W9];[.X9];[.Y9];&quot; &quot;;[.Z9];[.AA9];[.AB9];[.AC9])" office:value-type="string" office:string-value="0001 0111" calcext:value-type="string">
            <text:p>0001 0111</text:p>
          </table:table-cell>
          <table:table-cell table:style-name="ce276" table:formula="of:=HEX2BIN([.AG9])" office:value-type="string" office:string-value="10111" calcext:value-type="string">
            <text:p>10111</text:p>
          </table:table-cell>
          <table:table-cell table:style-name="ce276" table:formula="of:=BIN2HEX([.AD9])" office:value-type="string" office:string-value="17" calcext:value-type="string">
            <text:p>17</text:p>
          </table:table-cell>
          <table:table-cell table:style-name="ce25" table:formula="of:=RANK([.U9];[.$U$4:.$U$23];0)" office:value-type="float" office:value="7" calcext:value-type="float">
            <text:p>7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21685085822939" calcext:value-type="float">
            <text:p>0,21685085822939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COM.MICROSOFT.CONCAT([.B10:.I10])" office:value-type="string" office:string-value="00111111" calcext:value-type="string">
            <text:p>00111111</text:p>
          </table:table-cell>
          <table:table-cell table:style-name="ce276" table:formula="of:=COM.MICROSOFT.CONCAT([.B10];[.C10];[.D10];[.E10];&quot; &quot;;[.F10];[.G10];[.H10];[.I10])" office:value-type="string" office:string-value="0011 1111" calcext:value-type="string">
            <text:p>0011 1111</text:p>
          </table:table-cell>
          <table:table-cell table:style-name="ce276" table:formula="of:=DEC2BIN([.M10]; )" office:value-type="string" office:string-value="111111" calcext:value-type="string">
            <text:p>111111</text:p>
          </table:table-cell>
          <table:table-cell table:style-name="ce36" table:formula="of:=DECIMAL([.J10];2)" office:value-type="float" office:value="63" calcext:value-type="float">
            <text:p>63</text:p>
          </table:table-cell>
          <table:table-cell table:style-name="ce25" table:formula="of:=RANK([.A10];[.$A$4:.$A$23];0)" office:value-type="float" office:value="15" calcext:value-type="float">
            <text:p>15</text:p>
          </table:table-cell>
          <table:table-cell table:style-name="ce98" office:value-type="float" office:value="7" calcext:value-type="float">
            <text:p>7</text:p>
          </table:table-cell>
          <table:table-cell table:style-name="ce25" office:value-type="float" office:value="0.383990172034404" calcext:value-type="float">
            <text:p>0,383990172034404</text:p>
          </table:table-cell>
          <table:table-cell table:style-name="ce25" table:formula="of:=RANDBETWEEN(0;255)" office:value-type="float" office:value="24" calcext:value-type="float">
            <text:p>24</text:p>
          </table:table-cell>
          <table:table-cell table:style-name="ce25" table:formula="of:=DEC2HEX([.Q10])" office:value-type="string" office:string-value="18" calcext:value-type="string">
            <text:p>18</text:p>
          </table:table-cell>
          <table:table-cell table:style-name="ce25" table:formula="of:=RANK([.P10];[.$P$4:.$P$23];0)" office:value-type="float" office:value="11" calcext:value-type="float">
            <text:p>11</text:p>
          </table:table-cell>
          <table:table-cell table:style-name="ce98" office:value-type="float" office:value="7" calcext:value-type="float">
            <text:p>7</text:p>
          </table:table-cell>
          <table:table-cell table:style-name="ce25" office:value-type="float" office:value="0.096180022089829" calcext:value-type="float">
            <text:p>0,096180022089829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76" table:formula="of:=COM.MICROSOFT.CONCAT([.V10:.AC10])" office:value-type="string" office:string-value="11111001" calcext:value-type="string">
            <text:p>11111001</text:p>
          </table:table-cell>
          <table:table-cell table:style-name="ce276" table:formula="of:=COM.MICROSOFT.CONCAT([.V10];[.W10];[.X10];[.Y10];&quot; &quot;;[.Z10];[.AA10];[.AB10];[.AC10])" office:value-type="string" office:string-value="1111 1001" calcext:value-type="string">
            <text:p>1111 1001</text:p>
          </table:table-cell>
          <table:table-cell table:style-name="ce276" table:formula="of:=HEX2BIN([.AG10])" office:value-type="string" office:string-value="11111001" calcext:value-type="string">
            <text:p>11111001</text:p>
          </table:table-cell>
          <table:table-cell table:style-name="ce276" table:formula="of:=BIN2HEX([.AD10])" office:value-type="string" office:string-value="F9" calcext:value-type="string">
            <text:p>F9</text:p>
          </table:table-cell>
          <table:table-cell table:style-name="ce25" table:formula="of:=RANK([.U10];[.$U$4:.$U$23];0)" office:value-type="float" office:value="18" calcext:value-type="float">
            <text:p>18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14665643974079" calcext:value-type="float">
            <text:p>0,14665643974079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COM.MICROSOFT.CONCAT([.B11:.I11])" office:value-type="string" office:string-value="11001111" calcext:value-type="string">
            <text:p>11001111</text:p>
          </table:table-cell>
          <table:table-cell table:style-name="ce276" table:formula="of:=COM.MICROSOFT.CONCAT([.B11];[.C11];[.D11];[.E11];&quot; &quot;;[.F11];[.G11];[.H11];[.I11])" office:value-type="string" office:string-value="1100 1111" calcext:value-type="string">
            <text:p>1100 1111</text:p>
          </table:table-cell>
          <table:table-cell table:style-name="ce276" table:formula="of:=DEC2BIN([.M11]; )" office:value-type="string" office:string-value="11001111" calcext:value-type="string">
            <text:p>11001111</text:p>
          </table:table-cell>
          <table:table-cell table:style-name="ce36" table:formula="of:=DECIMAL([.J11];2)" office:value-type="float" office:value="207" calcext:value-type="float">
            <text:p>207</text:p>
          </table:table-cell>
          <table:table-cell table:style-name="ce25" table:formula="of:=RANK([.A11];[.$A$4:.$A$23];0)" office:value-type="float" office:value="17" calcext:value-type="float">
            <text:p>17</text:p>
          </table:table-cell>
          <table:table-cell table:style-name="ce98" office:value-type="float" office:value="8" calcext:value-type="float">
            <text:p>8</text:p>
          </table:table-cell>
          <table:table-cell table:style-name="ce25" office:value-type="float" office:value="0.619963864686121" calcext:value-type="float">
            <text:p>0,619963864686121</text:p>
          </table:table-cell>
          <table:table-cell table:style-name="ce25" table:formula="of:=RANDBETWEEN(0;255)" office:value-type="float" office:value="232" calcext:value-type="float">
            <text:p>232</text:p>
          </table:table-cell>
          <table:table-cell table:style-name="ce25" table:formula="of:=DEC2HEX([.Q11])" office:value-type="string" office:string-value="E8" calcext:value-type="string">
            <text:p>E8</text:p>
          </table:table-cell>
          <table:table-cell table:style-name="ce25" table:formula="of:=RANK([.P11];[.$P$4:.$P$23];0)" office:value-type="float" office:value="7" calcext:value-type="float">
            <text:p>7</text:p>
          </table:table-cell>
          <table:table-cell table:style-name="ce98" office:value-type="float" office:value="8" calcext:value-type="float">
            <text:p>8</text:p>
          </table:table-cell>
          <table:table-cell table:style-name="ce25" office:value-type="float" office:value="0.386757328924987" calcext:value-type="float">
            <text:p>0,386757328924987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1:.AC11])" office:value-type="string" office:string-value="11110100" calcext:value-type="string">
            <text:p>11110100</text:p>
          </table:table-cell>
          <table:table-cell table:style-name="ce276" table:formula="of:=COM.MICROSOFT.CONCAT([.V11];[.W11];[.X11];[.Y11];&quot; &quot;;[.Z11];[.AA11];[.AB11];[.AC11])" office:value-type="string" office:string-value="1111 0100" calcext:value-type="string">
            <text:p>1111 0100</text:p>
          </table:table-cell>
          <table:table-cell table:style-name="ce276" table:formula="of:=HEX2BIN([.AG11])" office:value-type="string" office:string-value="11110100" calcext:value-type="string">
            <text:p>11110100</text:p>
          </table:table-cell>
          <table:table-cell table:style-name="ce276" table:formula="of:=BIN2HEX([.AD11])" office:value-type="string" office:string-value="F4" calcext:value-type="string">
            <text:p>F4</text:p>
          </table:table-cell>
          <table:table-cell table:style-name="ce25" table:formula="of:=RANK([.U11];[.$U$4:.$U$23];0)" office:value-type="float" office:value="12" calcext:value-type="float">
            <text:p>12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252822079042703" calcext:value-type="float">
            <text:p>0,252822079042703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COM.MICROSOFT.CONCAT([.B12:.I12])" office:value-type="string" office:string-value="01101101" calcext:value-type="string">
            <text:p>01101101</text:p>
          </table:table-cell>
          <table:table-cell table:style-name="ce276" table:formula="of:=COM.MICROSOFT.CONCAT([.B12];[.C12];[.D12];[.E12];&quot; &quot;;[.F12];[.G12];[.H12];[.I12])" office:value-type="string" office:string-value="0110 1101" calcext:value-type="string">
            <text:p>0110 1101</text:p>
          </table:table-cell>
          <table:table-cell table:style-name="ce276" table:formula="of:=DEC2BIN([.M12]; )" office:value-type="string" office:string-value="1101101" calcext:value-type="string">
            <text:p>1101101</text:p>
          </table:table-cell>
          <table:table-cell table:style-name="ce36" table:formula="of:=DECIMAL([.J12];2)" office:value-type="float" office:value="109" calcext:value-type="float">
            <text:p>109</text:p>
          </table:table-cell>
          <table:table-cell table:style-name="ce25" table:formula="of:=RANK([.A12];[.$A$4:.$A$23];0)" office:value-type="float" office:value="13" calcext:value-type="float">
            <text:p>13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0645858545875233" calcext:value-type="float">
            <text:p>0,064585854587523</text:p>
          </table:table-cell>
          <table:table-cell table:style-name="ce25" table:formula="of:=RANDBETWEEN(0;255)" office:value-type="float" office:value="199" calcext:value-type="float">
            <text:p>199</text:p>
          </table:table-cell>
          <table:table-cell table:style-name="ce25" table:formula="of:=DEC2HEX([.Q12])" office:value-type="string" office:string-value="C7" calcext:value-type="string">
            <text:p>C7</text:p>
          </table:table-cell>
          <table:table-cell table:style-name="ce25" table:formula="of:=RANK([.P12];[.$P$4:.$P$23];0)" office:value-type="float" office:value="19" calcext:value-type="float">
            <text:p>19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697292812295062" calcext:value-type="float">
            <text:p>0,697292812295062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2:.AC12])" office:value-type="string" office:string-value="11100110" calcext:value-type="string">
            <text:p>11100110</text:p>
          </table:table-cell>
          <table:table-cell table:style-name="ce276" table:formula="of:=COM.MICROSOFT.CONCAT([.V12];[.W12];[.X12];[.Y12];&quot; &quot;;[.Z12];[.AA12];[.AB12];[.AC12])" office:value-type="string" office:string-value="1110 0110" calcext:value-type="string">
            <text:p>1110 0110</text:p>
          </table:table-cell>
          <table:table-cell table:style-name="ce276" table:formula="of:=HEX2BIN([.AG12])" office:value-type="string" office:string-value="11100110" calcext:value-type="string">
            <text:p>11100110</text:p>
          </table:table-cell>
          <table:table-cell table:style-name="ce276" table:formula="of:=BIN2HEX([.AD12])" office:value-type="string" office:string-value="E6" calcext:value-type="string">
            <text:p>E6</text:p>
          </table:table-cell>
          <table:table-cell table:style-name="ce25" table:formula="of:=RANK([.U12];[.$U$4:.$U$23];0)" office:value-type="float" office:value="6" calcext:value-type="float">
            <text:p>6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5" office:value-type="float" office:value="0.818542239498168" calcext:value-type="float">
            <text:p>0,818542239498168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COM.MICROSOFT.CONCAT([.B13:.I13])" office:value-type="string" office:string-value="00111010" calcext:value-type="string">
            <text:p>00111010</text:p>
          </table:table-cell>
          <table:table-cell table:style-name="ce276" table:formula="of:=COM.MICROSOFT.CONCAT([.B13];[.C13];[.D13];[.E13];&quot; &quot;;[.F13];[.G13];[.H13];[.I13])" office:value-type="string" office:string-value="0011 1010" calcext:value-type="string">
            <text:p>0011 1010</text:p>
          </table:table-cell>
          <table:table-cell table:style-name="ce276" table:formula="of:=DEC2BIN([.M13]; )" office:value-type="string" office:string-value="111010" calcext:value-type="string">
            <text:p>111010</text:p>
          </table:table-cell>
          <table:table-cell table:style-name="ce36" table:formula="of:=DECIMAL([.J13];2)" office:value-type="float" office:value="58" calcext:value-type="float">
            <text:p>58</text:p>
          </table:table-cell>
          <table:table-cell table:style-name="ce25" table:formula="of:=RANK([.A13];[.$A$4:.$A$23];0)" office:value-type="float" office:value="2" calcext:value-type="float">
            <text:p>2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776586284391988" calcext:value-type="float">
            <text:p>0,776586284391988</text:p>
          </table:table-cell>
          <table:table-cell table:style-name="ce25" table:formula="of:=RANDBETWEEN(0;255)" office:value-type="float" office:value="30" calcext:value-type="float">
            <text:p>30</text:p>
          </table:table-cell>
          <table:table-cell table:style-name="ce25" table:formula="of:=DEC2HEX([.Q13])" office:value-type="string" office:string-value="1E" calcext:value-type="string">
            <text:p>1E</text:p>
          </table:table-cell>
          <table:table-cell table:style-name="ce25" table:formula="of:=RANK([.P13];[.$P$4:.$P$23];0)" office:value-type="float" office:value="5" calcext:value-type="float">
            <text:p>5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954913067919205" calcext:value-type="float">
            <text:p>0,954913067919205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1" calcext:value-type="float">
            <text:p>1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5" table:formula="of:=RANDBETWEEN(0;1)" office:value-type="float" office:value="0" calcext:value-type="float">
            <text:p>0</text:p>
          </table:table-cell>
          <table:table-cell table:style-name="ce276" table:formula="of:=COM.MICROSOFT.CONCAT([.V13:.AC13])" office:value-type="string" office:string-value="01010100" calcext:value-type="string">
            <text:p>01010100</text:p>
          </table:table-cell>
          <table:table-cell table:style-name="ce276" table:formula="of:=COM.MICROSOFT.CONCAT([.V13];[.W13];[.X13];[.Y13];&quot; &quot;;[.Z13];[.AA13];[.AB13];[.AC13])" office:value-type="string" office:string-value="0101 0100" calcext:value-type="string">
            <text:p>0101 0100</text:p>
          </table:table-cell>
          <table:table-cell table:style-name="ce276" table:formula="of:=HEX2BIN([.AG13])" office:value-type="string" office:string-value="1010100" calcext:value-type="string">
            <text:p>1010100</text:p>
          </table:table-cell>
          <table:table-cell table:style-name="ce276" table:formula="of:=BIN2HEX([.AD13])" office:value-type="string" office:string-value="54" calcext:value-type="string">
            <text:p>54</text:p>
          </table:table-cell>
          <table:table-cell table:style-name="ce25" table:formula="of:=RANK([.U13];[.$U$4:.$U$23];0)" office:value-type="float" office:value="1" calcext:value-type="float">
            <text:p>1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497684822838913" calcext:value-type="float">
            <text:p>0,497684822838913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4:.I14])" office:value-type="string" office:string-value="00000011" calcext:value-type="string">
            <text:p>00000011</text:p>
          </table:table-cell>
          <table:table-cell table:style-name="ce277" table:formula="of:=COM.MICROSOFT.CONCAT([.B14];[.C14];[.D14];[.E14];&quot; &quot;;[.F14];[.G14];[.H14];[.I14])" office:value-type="string" office:string-value="0000 0011" calcext:value-type="string">
            <text:p>0000 0011</text:p>
          </table:table-cell>
          <table:table-cell table:style-name="ce277" table:formula="of:=DEC2BIN([.M14]; )" office:value-type="string" office:string-value="11" calcext:value-type="string">
            <text:p>11</text:p>
          </table:table-cell>
          <table:table-cell table:style-name="ce37" table:formula="of:=DECIMAL([.J14];2)" office:value-type="float" office:value="3" calcext:value-type="float">
            <text:p>3</text:p>
          </table:table-cell>
          <table:table-cell table:style-name="ce26" table:formula="of:=RANK([.A14];[.$A$4:.$A$23];0)" office:value-type="float" office:value="7" calcext:value-type="float">
            <text:p>7</text:p>
          </table:table-cell>
          <table:table-cell table:style-name="ce98" office:value-type="float" office:value="11" calcext:value-type="float">
            <text:p>11</text:p>
          </table:table-cell>
          <table:table-cell table:style-name="ce26" office:value-type="float" office:value="0.244778467741421" calcext:value-type="float">
            <text:p>0,244778467741421</text:p>
          </table:table-cell>
          <table:table-cell table:style-name="ce26" table:formula="of:=RANDBETWEEN(0;255)" office:value-type="float" office:value="137" calcext:value-type="float">
            <text:p>137</text:p>
          </table:table-cell>
          <table:table-cell table:style-name="ce26" table:formula="of:=DEC2HEX([.Q14])" office:value-type="string" office:string-value="89" calcext:value-type="string">
            <text:p>89</text:p>
          </table:table-cell>
          <table:table-cell table:style-name="ce26" table:formula="of:=RANK([.P14];[.$P$4:.$P$23];0)" office:value-type="float" office:value="14" calcext:value-type="float">
            <text:p>14</text:p>
          </table:table-cell>
          <table:table-cell table:style-name="ce98" office:value-type="float" office:value="11" calcext:value-type="float">
            <text:p>11</text:p>
          </table:table-cell>
          <table:table-cell table:style-name="ce26" office:value-type="float" office:value="0.651402867449346" calcext:value-type="float">
            <text:p>0,651402867449346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4:.AC14])" office:value-type="string" office:string-value="10000101" calcext:value-type="string">
            <text:p>10000101</text:p>
          </table:table-cell>
          <table:table-cell table:style-name="ce277" table:formula="of:=COM.MICROSOFT.CONCAT([.V14];[.W14];[.X14];[.Y14];&quot; &quot;;[.Z14];[.AA14];[.AB14];[.AC14])" office:value-type="string" office:string-value="1000 0101" calcext:value-type="string">
            <text:p>1000 0101</text:p>
          </table:table-cell>
          <table:table-cell table:style-name="ce277" table:formula="of:=HEX2BIN([.AG14])" office:value-type="string" office:string-value="10000101" calcext:value-type="string">
            <text:p>10000101</text:p>
          </table:table-cell>
          <table:table-cell table:style-name="ce277" table:formula="of:=BIN2HEX([.AD14])" office:value-type="string" office:string-value="85" calcext:value-type="string">
            <text:p>85</text:p>
          </table:table-cell>
          <table:table-cell table:style-name="ce26" table:formula="of:=RANK([.U14];[.$U$4:.$U$23];0)" office:value-type="float" office:value="9" calcext:value-type="float">
            <text:p>9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236589934395868" calcext:value-type="float">
            <text:p>0,236589934395868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5:.I15])" office:value-type="string" office:string-value="00011110" calcext:value-type="string">
            <text:p>00011110</text:p>
          </table:table-cell>
          <table:table-cell table:style-name="ce277" table:formula="of:=COM.MICROSOFT.CONCAT([.B15];[.C15];[.D15];[.E15];&quot; &quot;;[.F15];[.G15];[.H15];[.I15])" office:value-type="string" office:string-value="0001 1110" calcext:value-type="string">
            <text:p>0001 1110</text:p>
          </table:table-cell>
          <table:table-cell table:style-name="ce277" table:formula="of:=DEC2BIN([.M15]; )" office:value-type="string" office:string-value="11110" calcext:value-type="string">
            <text:p>11110</text:p>
          </table:table-cell>
          <table:table-cell table:style-name="ce37" table:formula="of:=DECIMAL([.J15];2)" office:value-type="float" office:value="30" calcext:value-type="float">
            <text:p>30</text:p>
          </table:table-cell>
          <table:table-cell table:style-name="ce26" table:formula="of:=RANK([.A15];[.$A$4:.$A$23];0)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26" office:value-type="float" office:value="0.209128526448382" calcext:value-type="float">
            <text:p>0,209128526448382</text:p>
          </table:table-cell>
          <table:table-cell table:style-name="ce26" table:formula="of:=RANDBETWEEN(0;255)" office:value-type="float" office:value="41" calcext:value-type="float">
            <text:p>41</text:p>
          </table:table-cell>
          <table:table-cell table:style-name="ce26" table:formula="of:=DEC2HEX([.Q15])" office:value-type="string" office:string-value="29" calcext:value-type="string">
            <text:p>29</text:p>
          </table:table-cell>
          <table:table-cell table:style-name="ce26" table:formula="of:=RANK([.P15];[.$P$4:.$P$23];0)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26" office:value-type="float" office:value="0.281404151366954" calcext:value-type="float">
            <text:p>0,281404151366954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5:.AC15])" office:value-type="string" office:string-value="00110001" calcext:value-type="string">
            <text:p>00110001</text:p>
          </table:table-cell>
          <table:table-cell table:style-name="ce277" table:formula="of:=COM.MICROSOFT.CONCAT([.V15];[.W15];[.X15];[.Y15];&quot; &quot;;[.Z15];[.AA15];[.AB15];[.AC15])" office:value-type="string" office:string-value="0011 0001" calcext:value-type="string">
            <text:p>0011 0001</text:p>
          </table:table-cell>
          <table:table-cell table:style-name="ce277" table:formula="of:=HEX2BIN([.AG15])" office:value-type="string" office:string-value="110001" calcext:value-type="string">
            <text:p>110001</text:p>
          </table:table-cell>
          <table:table-cell table:style-name="ce277" table:formula="of:=BIN2HEX([.AD15])" office:value-type="string" office:string-value="31" calcext:value-type="string">
            <text:p>31</text:p>
          </table:table-cell>
          <table:table-cell table:style-name="ce26" table:formula="of:=RANK([.U15];[.$U$4:.$U$23];0)" office:value-type="float" office:value="13" calcext:value-type="float">
            <text:p>13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792833530086442" calcext:value-type="float">
            <text:p>0,792833530086442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COM.MICROSOFT.CONCAT([.B16:.I16])" office:value-type="string" office:string-value="10100011" calcext:value-type="string">
            <text:p>10100011</text:p>
          </table:table-cell>
          <table:table-cell table:style-name="ce277" table:formula="of:=COM.MICROSOFT.CONCAT([.B16];[.C16];[.D16];[.E16];&quot; &quot;;[.F16];[.G16];[.H16];[.I16])" office:value-type="string" office:string-value="1010 0011" calcext:value-type="string">
            <text:p>1010 0011</text:p>
          </table:table-cell>
          <table:table-cell table:style-name="ce277" table:formula="of:=DEC2BIN([.M16]; )" office:value-type="string" office:string-value="10100011" calcext:value-type="string">
            <text:p>10100011</text:p>
          </table:table-cell>
          <table:table-cell table:style-name="ce37" table:formula="of:=DECIMAL([.J16];2)" office:value-type="float" office:value="163" calcext:value-type="float">
            <text:p>163</text:p>
          </table:table-cell>
          <table:table-cell table:style-name="ce26" table:formula="of:=RANK([.A16];[.$A$4:.$A$23];0)" office:value-type="float" office:value="3" calcext:value-type="float">
            <text:p>3</text:p>
          </table:table-cell>
          <table:table-cell table:style-name="ce98" office:value-type="float" office:value="13" calcext:value-type="float">
            <text:p>13</text:p>
          </table:table-cell>
          <table:table-cell table:style-name="ce26" office:value-type="float" office:value="0.166645432870485" calcext:value-type="float">
            <text:p>0,166645432870485</text:p>
          </table:table-cell>
          <table:table-cell table:style-name="ce26" table:formula="of:=RANDBETWEEN(0;255)" office:value-type="float" office:value="60" calcext:value-type="float">
            <text:p>60</text:p>
          </table:table-cell>
          <table:table-cell table:style-name="ce26" table:formula="of:=DEC2HEX([.Q16])" office:value-type="string" office:string-value="3C" calcext:value-type="string">
            <text:p>3C</text:p>
          </table:table-cell>
          <table:table-cell table:style-name="ce26" table:formula="of:=RANK([.P16];[.$P$4:.$P$23];0)" office:value-type="float" office:value="16" calcext:value-type="float">
            <text:p>16</text:p>
          </table:table-cell>
          <table:table-cell table:style-name="ce98" office:value-type="float" office:value="13" calcext:value-type="float">
            <text:p>13</text:p>
          </table:table-cell>
          <table:table-cell table:style-name="ce26" office:value-type="float" office:value="0.259098196172133" calcext:value-type="float">
            <text:p>0,259098196172133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77" table:formula="of:=COM.MICROSOFT.CONCAT([.V16:.AC16])" office:value-type="string" office:string-value="01110011" calcext:value-type="string">
            <text:p>01110011</text:p>
          </table:table-cell>
          <table:table-cell table:style-name="ce277" table:formula="of:=COM.MICROSOFT.CONCAT([.V16];[.W16];[.X16];[.Y16];&quot; &quot;;[.Z16];[.AA16];[.AB16];[.AC16])" office:value-type="string" office:string-value="0111 0011" calcext:value-type="string">
            <text:p>0111 0011</text:p>
          </table:table-cell>
          <table:table-cell table:style-name="ce277" table:formula="of:=HEX2BIN([.AG16])" office:value-type="string" office:string-value="1110011" calcext:value-type="string">
            <text:p>1110011</text:p>
          </table:table-cell>
          <table:table-cell table:style-name="ce277" table:formula="of:=BIN2HEX([.AD16])" office:value-type="string" office:string-value="73" calcext:value-type="string">
            <text:p>73</text:p>
          </table:table-cell>
          <table:table-cell table:style-name="ce26" table:formula="of:=RANK([.U16];[.$U$4:.$U$23];0)" office:value-type="float" office:value="14" calcext:value-type="float">
            <text:p>14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369093294945645" calcext:value-type="float">
            <text:p>0,369093294945645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7:.I17])" office:value-type="string" office:string-value="11110110" calcext:value-type="string">
            <text:p>11110110</text:p>
          </table:table-cell>
          <table:table-cell table:style-name="ce277" table:formula="of:=COM.MICROSOFT.CONCAT([.B17];[.C17];[.D17];[.E17];&quot; &quot;;[.F17];[.G17];[.H17];[.I17])" office:value-type="string" office:string-value="1111 0110" calcext:value-type="string">
            <text:p>1111 0110</text:p>
          </table:table-cell>
          <table:table-cell table:style-name="ce277" table:formula="of:=DEC2BIN([.M17]; )" office:value-type="string" office:string-value="11110110" calcext:value-type="string">
            <text:p>11110110</text:p>
          </table:table-cell>
          <table:table-cell table:style-name="ce37" table:formula="of:=DECIMAL([.J17];2)" office:value-type="float" office:value="246" calcext:value-type="float">
            <text:p>246</text:p>
          </table:table-cell>
          <table:table-cell table:style-name="ce26" table:formula="of:=RANK([.A17];[.$A$4:.$A$23];0)" office:value-type="float" office:value="8" calcext:value-type="float">
            <text:p>8</text:p>
          </table:table-cell>
          <table:table-cell table:style-name="ce98" office:value-type="float" office:value="14" calcext:value-type="float">
            <text:p>14</text:p>
          </table:table-cell>
          <table:table-cell table:style-name="ce26" office:value-type="float" office:value="0.249356717939966" calcext:value-type="float">
            <text:p>0,249356717939966</text:p>
          </table:table-cell>
          <table:table-cell table:style-name="ce26" table:formula="of:=RANDBETWEEN(0;255)" office:value-type="float" office:value="170" calcext:value-type="float">
            <text:p>170</text:p>
          </table:table-cell>
          <table:table-cell table:style-name="ce26" table:formula="of:=DEC2HEX([.Q17])" office:value-type="string" office:string-value="AA" calcext:value-type="string">
            <text:p>AA</text:p>
          </table:table-cell>
          <table:table-cell table:style-name="ce26" table:formula="of:=RANK([.P17];[.$P$4:.$P$23];0)" office:value-type="float" office:value="12" calcext:value-type="float">
            <text:p>12</text:p>
          </table:table-cell>
          <table:table-cell table:style-name="ce98" office:value-type="float" office:value="14" calcext:value-type="float">
            <text:p>14</text:p>
          </table:table-cell>
          <table:table-cell table:style-name="ce26" office:value-type="float" office:value="0.675555581796416" calcext:value-type="float">
            <text:p>0,675555581796416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77" table:formula="of:=COM.MICROSOFT.CONCAT([.V17:.AC17])" office:value-type="string" office:string-value="11010000" calcext:value-type="string">
            <text:p>11010000</text:p>
          </table:table-cell>
          <table:table-cell table:style-name="ce277" table:formula="of:=COM.MICROSOFT.CONCAT([.V17];[.W17];[.X17];[.Y17];&quot; &quot;;[.Z17];[.AA17];[.AB17];[.AC17])" office:value-type="string" office:string-value="1101 0000" calcext:value-type="string">
            <text:p>1101 0000</text:p>
          </table:table-cell>
          <table:table-cell table:style-name="ce277" table:formula="of:=HEX2BIN([.AG17])" office:value-type="string" office:string-value="11010000" calcext:value-type="string">
            <text:p>11010000</text:p>
          </table:table-cell>
          <table:table-cell table:style-name="ce277" table:formula="of:=BIN2HEX([.AD17])" office:value-type="string" office:string-value="D0" calcext:value-type="string">
            <text:p>D0</text:p>
          </table:table-cell>
          <table:table-cell table:style-name="ce26" table:formula="of:=RANK([.U17];[.$U$4:.$U$23];0)" office:value-type="float" office:value="8" calcext:value-type="float">
            <text:p>8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6" office:value-type="float" office:value="0.318580122575188" calcext:value-type="float">
            <text:p>0,318580122575188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COM.MICROSOFT.CONCAT([.B18:.I18])" office:value-type="string" office:string-value="01100110" calcext:value-type="string">
            <text:p>01100110</text:p>
          </table:table-cell>
          <table:table-cell table:style-name="ce277" table:formula="of:=COM.MICROSOFT.CONCAT([.B18];[.C18];[.D18];[.E18];&quot; &quot;;[.F18];[.G18];[.H18];[.I18])" office:value-type="string" office:string-value="0110 0110" calcext:value-type="string">
            <text:p>0110 0110</text:p>
          </table:table-cell>
          <table:table-cell table:style-name="ce277" table:formula="of:=DEC2BIN([.M18]; )" office:value-type="string" office:string-value="1100110" calcext:value-type="string">
            <text:p>1100110</text:p>
          </table:table-cell>
          <table:table-cell table:style-name="ce37" table:formula="of:=DECIMAL([.J18];2)" office:value-type="float" office:value="102" calcext:value-type="float">
            <text:p>102</text:p>
          </table:table-cell>
          <table:table-cell table:style-name="ce26" table:formula="of:=RANK([.A18];[.$A$4:.$A$23];0)" office:value-type="float" office:value="12" calcext:value-type="float">
            <text:p>12</text:p>
          </table:table-cell>
          <table:table-cell table:style-name="ce98" office:value-type="float" office:value="15" calcext:value-type="float">
            <text:p>15</text:p>
          </table:table-cell>
          <table:table-cell table:style-name="ce26" office:value-type="float" office:value="0.544410128255366" calcext:value-type="float">
            <text:p>0,544410128255366</text:p>
          </table:table-cell>
          <table:table-cell table:style-name="ce26" table:formula="of:=RANDBETWEEN(0;255)" office:value-type="float" office:value="224" calcext:value-type="float">
            <text:p>224</text:p>
          </table:table-cell>
          <table:table-cell table:style-name="ce26" table:formula="of:=DEC2HEX([.Q18])" office:value-type="string" office:string-value="E0" calcext:value-type="string">
            <text:p>E0</text:p>
          </table:table-cell>
          <table:table-cell table:style-name="ce26" table:formula="of:=RANK([.P18];[.$P$4:.$P$23];0)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style-name="ce26" office:value-type="float" office:value="0.775085391655206" calcext:value-type="float">
            <text:p>0,775085391655206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6" table:formula="of:=RANDBETWEEN(0;1)" office:value-type="float" office:value="1" calcext:value-type="float">
            <text:p>1</text:p>
          </table:table-cell>
          <table:table-cell table:style-name="ce26" table:formula="of:=RANDBETWEEN(0;1)" office:value-type="float" office:value="0" calcext:value-type="float">
            <text:p>0</text:p>
          </table:table-cell>
          <table:table-cell table:style-name="ce277" table:formula="of:=COM.MICROSOFT.CONCAT([.V18:.AC18])" office:value-type="string" office:string-value="01010010" calcext:value-type="string">
            <text:p>01010010</text:p>
          </table:table-cell>
          <table:table-cell table:style-name="ce277" table:formula="of:=COM.MICROSOFT.CONCAT([.V18];[.W18];[.X18];[.Y18];&quot; &quot;;[.Z18];[.AA18];[.AB18];[.AC18])" office:value-type="string" office:string-value="0101 0010" calcext:value-type="string">
            <text:p>0101 0010</text:p>
          </table:table-cell>
          <table:table-cell table:style-name="ce277" table:formula="of:=HEX2BIN([.AG18])" office:value-type="string" office:string-value="1010010" calcext:value-type="string">
            <text:p>1010010</text:p>
          </table:table-cell>
          <table:table-cell table:style-name="ce277" table:formula="of:=BIN2HEX([.AD18])" office:value-type="string" office:string-value="52" calcext:value-type="string">
            <text:p>52</text:p>
          </table:table-cell>
          <table:table-cell table:style-name="ce26" table:formula="of:=RANK([.U18];[.$U$4:.$U$23];0)" office:value-type="float" office:value="3" calcext:value-type="float">
            <text:p>3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368691191599895" calcext:value-type="float">
            <text:p>0,368691191599895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19:.I19])" office:value-type="string" office:string-value="11100001" calcext:value-type="string">
            <text:p>11100001</text:p>
          </table:table-cell>
          <table:table-cell table:style-name="ce278" table:formula="of:=COM.MICROSOFT.CONCAT([.B19];[.C19];[.D19];[.E19];&quot; &quot;;[.F19];[.G19];[.H19];[.I19])" office:value-type="string" office:string-value="1110 0001" calcext:value-type="string">
            <text:p>1110 0001</text:p>
          </table:table-cell>
          <table:table-cell table:style-name="ce278" table:formula="of:=DEC2BIN([.M19]; )" office:value-type="string" office:string-value="11100001" calcext:value-type="string">
            <text:p>11100001</text:p>
          </table:table-cell>
          <table:table-cell table:style-name="ce38" table:formula="of:=DECIMAL([.J19];2)" office:value-type="float" office:value="225" calcext:value-type="float">
            <text:p>225</text:p>
          </table:table-cell>
          <table:table-cell table:style-name="ce27" table:formula="of:=RANK([.A19];[.$A$4:.$A$23];0)" office:value-type="float" office:value="9" calcext:value-type="float">
            <text:p>9</text:p>
          </table:table-cell>
          <table:table-cell table:style-name="ce98" office:value-type="float" office:value="16" calcext:value-type="float">
            <text:p>16</text:p>
          </table:table-cell>
          <table:table-cell table:style-name="ce27" office:value-type="float" office:value="0.667443180715213" calcext:value-type="float">
            <text:p>0,667443180715213</text:p>
          </table:table-cell>
          <table:table-cell table:style-name="ce27" table:formula="of:=RANDBETWEEN(0;255)" office:value-type="float" office:value="185" calcext:value-type="float">
            <text:p>185</text:p>
          </table:table-cell>
          <table:table-cell table:style-name="ce27" table:formula="of:=DEC2HEX([.Q19])" office:value-type="string" office:string-value="B9" calcext:value-type="string">
            <text:p>B9</text:p>
          </table:table-cell>
          <table:table-cell table:style-name="ce27" table:formula="of:=RANK([.P19];[.$P$4:.$P$23];0)" office:value-type="float" office:value="6" calcext:value-type="float">
            <text:p>6</text:p>
          </table:table-cell>
          <table:table-cell table:style-name="ce98" office:value-type="float" office:value="16" calcext:value-type="float">
            <text:p>16</text:p>
          </table:table-cell>
          <table:table-cell table:style-name="ce27" office:value-type="float" office:value="0.249008874440662" calcext:value-type="float">
            <text:p>0,249008874440662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8" table:formula="of:=COM.MICROSOFT.CONCAT([.V19:.AC19])" office:value-type="string" office:string-value="00000011" calcext:value-type="string">
            <text:p>00000011</text:p>
          </table:table-cell>
          <table:table-cell table:style-name="ce278" table:formula="of:=COM.MICROSOFT.CONCAT([.V19];[.W19];[.X19];[.Y19];&quot; &quot;;[.Z19];[.AA19];[.AB19];[.AC19])" office:value-type="string" office:string-value="0000 0011" calcext:value-type="string">
            <text:p>0000 0011</text:p>
          </table:table-cell>
          <table:table-cell table:style-name="ce278" table:formula="of:=HEX2BIN([.AG19])" office:value-type="string" office:string-value="11" calcext:value-type="string">
            <text:p>11</text:p>
          </table:table-cell>
          <table:table-cell table:style-name="ce278" table:formula="of:=BIN2HEX([.AD19])" office:value-type="string" office:string-value="3" calcext:value-type="string">
            <text:p>3</text:p>
          </table:table-cell>
          <table:table-cell table:style-name="ce27" table:formula="of:=RANK([.U19];[.$U$4:.$U$23];0)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320908499586685" calcext:value-type="float">
            <text:p>0,320908499586685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20:.I20])" office:value-type="string" office:string-value="11101100" calcext:value-type="string">
            <text:p>11101100</text:p>
          </table:table-cell>
          <table:table-cell table:style-name="ce278" table:formula="of:=COM.MICROSOFT.CONCAT([.B20];[.C20];[.D20];[.E20];&quot; &quot;;[.F20];[.G20];[.H20];[.I20])" office:value-type="string" office:string-value="1110 1100" calcext:value-type="string">
            <text:p>1110 1100</text:p>
          </table:table-cell>
          <table:table-cell table:style-name="ce278" table:formula="of:=DEC2BIN([.M20]; )" office:value-type="string" office:string-value="11101100" calcext:value-type="string">
            <text:p>11101100</text:p>
          </table:table-cell>
          <table:table-cell table:style-name="ce38" table:formula="of:=DECIMAL([.J20];2)" office:value-type="float" office:value="236" calcext:value-type="float">
            <text:p>236</text:p>
          </table:table-cell>
          <table:table-cell table:style-name="ce27" table:formula="of:=RANK([.A20];[.$A$4:.$A$23];0)" office:value-type="float" office:value="10" calcext:value-type="float">
            <text:p>10</text:p>
          </table:table-cell>
          <table:table-cell table:style-name="ce98" office:value-type="float" office:value="17" calcext:value-type="float">
            <text:p>17</text:p>
          </table:table-cell>
          <table:table-cell table:style-name="ce27" office:value-type="float" office:value="0.586500984986937" calcext:value-type="float">
            <text:p>0,586500984986937</text:p>
          </table:table-cell>
          <table:table-cell table:style-name="ce27" table:formula="of:=RANDBETWEEN(0;255)" office:value-type="float" office:value="137" calcext:value-type="float">
            <text:p>137</text:p>
          </table:table-cell>
          <table:table-cell table:style-name="ce27" table:formula="of:=DEC2HEX([.Q20])" office:value-type="string" office:string-value="89" calcext:value-type="string">
            <text:p>89</text:p>
          </table:table-cell>
          <table:table-cell table:style-name="ce27" table:formula="of:=RANK([.P20];[.$P$4:.$P$23];0)" office:value-type="float" office:value="8" calcext:value-type="float">
            <text:p>8</text:p>
          </table:table-cell>
          <table:table-cell table:style-name="ce98" office:value-type="float" office:value="17" calcext:value-type="float">
            <text:p>17</text:p>
          </table:table-cell>
          <table:table-cell table:style-name="ce27" office:value-type="float" office:value="0.733349060634452" calcext:value-type="float">
            <text:p>0,733349060634452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0:.AC20])" office:value-type="string" office:string-value="00011000" calcext:value-type="string">
            <text:p>00011000</text:p>
          </table:table-cell>
          <table:table-cell table:style-name="ce278" table:formula="of:=COM.MICROSOFT.CONCAT([.V20];[.W20];[.X20];[.Y20];&quot; &quot;;[.Z20];[.AA20];[.AB20];[.AC20])" office:value-type="string" office:string-value="0001 1000" calcext:value-type="string">
            <text:p>0001 1000</text:p>
          </table:table-cell>
          <table:table-cell table:style-name="ce278" table:formula="of:=HEX2BIN([.AG20])" office:value-type="string" office:string-value="11000" calcext:value-type="string">
            <text:p>11000</text:p>
          </table:table-cell>
          <table:table-cell table:style-name="ce278" table:formula="of:=BIN2HEX([.AD20])" office:value-type="string" office:string-value="18" calcext:value-type="string">
            <text:p>18</text:p>
          </table:table-cell>
          <table:table-cell table:style-name="ce27" table:formula="of:=RANK([.U20];[.$U$4:.$U$23];0)" office:value-type="float" office:value="4" calcext:value-type="float">
            <text:p>4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00978763071897872" calcext:value-type="float">
            <text:p>0,009787630718979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COM.MICROSOFT.CONCAT([.B21:.I21])" office:value-type="string" office:string-value="11100110" calcext:value-type="string">
            <text:p>11100110</text:p>
          </table:table-cell>
          <table:table-cell table:style-name="ce278" table:formula="of:=COM.MICROSOFT.CONCAT([.B21];[.C21];[.D21];[.E21];&quot; &quot;;[.F21];[.G21];[.H21];[.I21])" office:value-type="string" office:string-value="1110 0110" calcext:value-type="string">
            <text:p>1110 0110</text:p>
          </table:table-cell>
          <table:table-cell table:style-name="ce278" table:formula="of:=DEC2BIN([.M21]; )" office:value-type="string" office:string-value="11100110" calcext:value-type="string">
            <text:p>11100110</text:p>
          </table:table-cell>
          <table:table-cell table:style-name="ce38" table:formula="of:=DECIMAL([.J21];2)" office:value-type="float" office:value="230" calcext:value-type="float">
            <text:p>230</text:p>
          </table:table-cell>
          <table:table-cell table:style-name="ce27" table:formula="of:=RANK([.A21];[.$A$4:.$A$23];0)" office:value-type="float" office:value="20" calcext:value-type="float">
            <text:p>20</text:p>
          </table:table-cell>
          <table:table-cell table:style-name="ce98" office:value-type="float" office:value="18" calcext:value-type="float">
            <text:p>18</text:p>
          </table:table-cell>
          <table:table-cell table:style-name="ce27" office:value-type="float" office:value="0.822655997422206" calcext:value-type="float">
            <text:p>0,822655997422206</text:p>
          </table:table-cell>
          <table:table-cell table:style-name="ce27" table:formula="of:=RANDBETWEEN(0;255)" office:value-type="float" office:value="231" calcext:value-type="float">
            <text:p>231</text:p>
          </table:table-cell>
          <table:table-cell table:style-name="ce27" table:formula="of:=DEC2HEX([.Q21])" office:value-type="string" office:string-value="E7" calcext:value-type="string">
            <text:p>E7</text:p>
          </table:table-cell>
          <table:table-cell table:style-name="ce27" table:formula="of:=RANK([.P21];[.$P$4:.$P$23];0)" office:value-type="float" office:value="4" calcext:value-type="float">
            <text:p>4</text:p>
          </table:table-cell>
          <table:table-cell table:style-name="ce98" office:value-type="float" office:value="18" calcext:value-type="float">
            <text:p>18</text:p>
          </table:table-cell>
          <table:table-cell table:style-name="ce27" office:value-type="float" office:value="0.0750060248465474" calcext:value-type="float">
            <text:p>0,075006024846547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1:.AC21])" office:value-type="string" office:string-value="00010000" calcext:value-type="string">
            <text:p>00010000</text:p>
          </table:table-cell>
          <table:table-cell table:style-name="ce278" table:formula="of:=COM.MICROSOFT.CONCAT([.V21];[.W21];[.X21];[.Y21];&quot; &quot;;[.Z21];[.AA21];[.AB21];[.AC21])" office:value-type="string" office:string-value="0001 0000" calcext:value-type="string">
            <text:p>0001 0000</text:p>
          </table:table-cell>
          <table:table-cell table:style-name="ce278" table:formula="of:=HEX2BIN([.AG21])" office:value-type="string" office:string-value="10000" calcext:value-type="string">
            <text:p>10000</text:p>
          </table:table-cell>
          <table:table-cell table:style-name="ce278" table:formula="of:=BIN2HEX([.AD21])" office:value-type="string" office:string-value="10" calcext:value-type="string">
            <text:p>10</text:p>
          </table:table-cell>
          <table:table-cell table:style-name="ce27" table:formula="of:=RANK([.U21];[.$U$4:.$U$23];0)" office:value-type="float" office:value="19" calcext:value-type="float">
            <text:p>19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611442339547595" calcext:value-type="float">
            <text:p>0,611442339547595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22:.I22])" office:value-type="string" office:string-value="11011011" calcext:value-type="string">
            <text:p>11011011</text:p>
          </table:table-cell>
          <table:table-cell table:style-name="ce278" table:formula="of:=COM.MICROSOFT.CONCAT([.B22];[.C22];[.D22];[.E22];&quot; &quot;;[.F22];[.G22];[.H22];[.I22])" office:value-type="string" office:string-value="1101 1011" calcext:value-type="string">
            <text:p>1101 1011</text:p>
          </table:table-cell>
          <table:table-cell table:style-name="ce278" table:formula="of:=DEC2BIN([.M22]; )" office:value-type="string" office:string-value="11011011" calcext:value-type="string">
            <text:p>11011011</text:p>
          </table:table-cell>
          <table:table-cell table:style-name="ce38" table:formula="of:=DECIMAL([.J22];2)" office:value-type="float" office:value="219" calcext:value-type="float">
            <text:p>219</text:p>
          </table:table-cell>
          <table:table-cell table:style-name="ce27" table:formula="of:=RANK([.A22];[.$A$4:.$A$23];0)" office:value-type="float" office:value="6" calcext:value-type="float">
            <text:p>6</text:p>
          </table:table-cell>
          <table:table-cell table:style-name="ce98" office:value-type="float" office:value="19" calcext:value-type="float">
            <text:p>19</text:p>
          </table:table-cell>
          <table:table-cell table:style-name="ce27" office:value-type="float" office:value="0.163317806843497" calcext:value-type="float">
            <text:p>0,163317806843497</text:p>
          </table:table-cell>
          <table:table-cell table:style-name="ce27" table:formula="of:=RANDBETWEEN(0;255)" office:value-type="float" office:value="247" calcext:value-type="float">
            <text:p>247</text:p>
          </table:table-cell>
          <table:table-cell table:style-name="ce27" table:formula="of:=DEC2HEX([.Q22])" office:value-type="string" office:string-value="F7" calcext:value-type="string">
            <text:p>F7</text:p>
          </table:table-cell>
          <table:table-cell table:style-name="ce27" table:formula="of:=RANK([.P22];[.$P$4:.$P$23];0)" office:value-type="float" office:value="17" calcext:value-type="float">
            <text:p>17</text:p>
          </table:table-cell>
          <table:table-cell table:style-name="ce98" office:value-type="float" office:value="19" calcext:value-type="float">
            <text:p>19</text:p>
          </table:table-cell>
          <table:table-cell table:style-name="ce27" office:value-type="float" office:value="0.132862321321665" calcext:value-type="float">
            <text:p>0,132862321321665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8" table:formula="of:=COM.MICROSOFT.CONCAT([.V22:.AC22])" office:value-type="string" office:string-value="00110101" calcext:value-type="string">
            <text:p>00110101</text:p>
          </table:table-cell>
          <table:table-cell table:style-name="ce278" table:formula="of:=COM.MICROSOFT.CONCAT([.V22];[.W22];[.X22];[.Y22];&quot; &quot;;[.Z22];[.AA22];[.AB22];[.AC22])" office:value-type="string" office:string-value="0011 0101" calcext:value-type="string">
            <text:p>0011 0101</text:p>
          </table:table-cell>
          <table:table-cell table:style-name="ce278" table:formula="of:=HEX2BIN([.AG22])" office:value-type="string" office:string-value="110101" calcext:value-type="string">
            <text:p>110101</text:p>
          </table:table-cell>
          <table:table-cell table:style-name="ce278" table:formula="of:=BIN2HEX([.AD22])" office:value-type="string" office:string-value="35" calcext:value-type="string">
            <text:p>35</text:p>
          </table:table-cell>
          <table:table-cell table:style-name="ce27" table:formula="of:=RANK([.U22];[.$U$4:.$U$23];0)" office:value-type="float" office:value="17" calcext:value-type="float">
            <text:p>17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87"/>
          <table:table-cell table:style-name="Default" table:number-columns-repeated="2"/>
        </table:table-row>
        <table:table-row table:style-name="ro5">
          <table:table-cell table:style-name="ce27" office:value-type="float" office:value="0.318737475299036" calcext:value-type="float">
            <text:p>0,318737475299036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COM.MICROSOFT.CONCAT([.B23:.I23])" office:value-type="string" office:string-value="01000001" calcext:value-type="string">
            <text:p>01000001</text:p>
          </table:table-cell>
          <table:table-cell table:style-name="ce278" table:formula="of:=COM.MICROSOFT.CONCAT([.B23];[.C23];[.D23];[.E23];&quot; &quot;;[.F23];[.G23];[.H23];[.I23])" office:value-type="string" office:string-value="0100 0001" calcext:value-type="string">
            <text:p>0100 0001</text:p>
          </table:table-cell>
          <table:table-cell table:style-name="ce278" table:formula="of:=DEC2BIN([.M23]; )" office:value-type="string" office:string-value="1000001" calcext:value-type="string">
            <text:p>1000001</text:p>
          </table:table-cell>
          <table:table-cell table:style-name="ce38" table:formula="of:=DECIMAL([.J23];2)" office:value-type="float" office:value="65" calcext:value-type="float">
            <text:p>65</text:p>
          </table:table-cell>
          <table:table-cell table:style-name="ce27" table:formula="of:=RANK([.A23];[.$A$4:.$A$23];0)" office:value-type="float" office:value="11" calcext:value-type="float">
            <text:p>11</text:p>
          </table:table-cell>
          <table:table-cell table:style-name="ce98" office:value-type="float" office:value="20" calcext:value-type="float">
            <text:p>20</text:p>
          </table:table-cell>
          <table:table-cell table:style-name="ce27" office:value-type="float" office:value="0.996373818172752" calcext:value-type="float">
            <text:p>0,996373818172752</text:p>
          </table:table-cell>
          <table:table-cell table:style-name="ce27" table:formula="of:=RANDBETWEEN(0;255)" office:value-type="float" office:value="221" calcext:value-type="float">
            <text:p>221</text:p>
          </table:table-cell>
          <table:table-cell table:style-name="ce27" table:formula="of:=DEC2HEX([.Q23])" office:value-type="string" office:string-value="DD" calcext:value-type="string">
            <text:p>DD</text:p>
          </table:table-cell>
          <table:table-cell table:style-name="ce27" table:formula="of:=RANK([.P23];[.$P$4:.$P$23];0)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27" office:value-type="float" office:value="0.787589262820366" calcext:value-type="float">
            <text:p>0,787589262820366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1" calcext:value-type="float">
            <text:p>1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" table:formula="of:=RANDBETWEEN(0;1)" office:value-type="float" office:value="0" calcext:value-type="float">
            <text:p>0</text:p>
          </table:table-cell>
          <table:table-cell table:style-name="ce278" table:formula="of:=COM.MICROSOFT.CONCAT([.V23:.AC23])" office:value-type="string" office:string-value="10110100" calcext:value-type="string">
            <text:p>10110100</text:p>
          </table:table-cell>
          <table:table-cell table:style-name="ce278" table:formula="of:=COM.MICROSOFT.CONCAT([.V23];[.W23];[.X23];[.Y23];&quot; &quot;;[.Z23];[.AA23];[.AB23];[.AC23])" office:value-type="string" office:string-value="1011 0100" calcext:value-type="string">
            <text:p>1011 0100</text:p>
          </table:table-cell>
          <table:table-cell table:style-name="ce278" table:formula="of:=HEX2BIN([.AG23])" office:value-type="string" office:string-value="10110100" calcext:value-type="string">
            <text:p>10110100</text:p>
          </table:table-cell>
          <table:table-cell table:style-name="ce278" table:formula="of:=BIN2HEX([.AD23])" office:value-type="string" office:string-value="B4" calcext:value-type="string">
            <text:p>B4</text:p>
          </table:table-cell>
          <table:table-cell table:style-name="ce27" table:formula="of:=RANK([.U23];[.$U$4:.$U$23];0)" office:value-type="float" office:value="2" calcext:value-type="float">
            <text:p>2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87"/>
          <table:table-cell table:style-name="Default" table:number-columns-repeated="2"/>
        </table:table-row>
        <table:table-row table:style-name="ro5" table:number-rows-repeated="26">
          <table:table-cell table:number-columns-repeated="1022"/>
          <table:table-cell table:style-name="Default" table:number-columns-repeated="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number number:decimal-places="0" loext:min-decimal-places="0" number:min-integer-digits="0" number:grouping="true"/>
    </number:number-style>
    <number:number-style style:name="N186">
      <number:number number:decimal-places="0" loext:min-decimal-places="0" number:min-integer-digits="8">
        <number:embedded-text number:position="4"> </number:embedded-text>
      </number:number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20:16:24.8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0-31T20:17:25.982000000</dc:date>
    <meta:editing-duration>P1DT20H35M35S</meta:editing-duration>
    <meta:editing-cycles>487</meta:editing-cycles>
    <meta:generator>LibreOffice/6.1.6.3$Windows_X86_64 LibreOffice_project/5896ab1714085361c45cf540f76f60673dd96a72</meta:generator>
    <meta:document-statistic meta:table-count="5" meta:cell-count="1050" meta:object-count="1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Bin &lt;=&gt; Dec
	Dim Feuille as Object
	Feuille = thisComponent.Sheets.getByName("Bin &lt;=&gt; Dec")
	For i = 4 to 13
		Feuille.GetCellRangeByName("C" &amp; i).String = ""
		Feuille.GetCellRangeByName("H" &amp; i).String = ""
	Next i
	rem purge nombres saisis Hexa &lt;=&gt; Dec
	Feuille = thisComponent.Sheets.getByName("Hexa &lt;=&gt; Dec")
	For i = 4 to 13
		Feuille.GetCellRangeByName("C" &amp; i).String = ""
		Feuille.GetCellRangeByName("H" &amp; i).String = ""
	Next i
	rem purge nombres saisis Bin &lt;=&gt; Hexa
	Feuille = thisComponent.Sheets.getByName("Bin &lt;=&gt; Hexa")
	For i = 4 to 13
		Feuille.GetCellRangeByName("C" &amp; i).String = ""
		Feuille.GetCellRangeByName("H" &amp; i).String = ""
	Next i
End Sub

rem purge nombres saisis Bin &lt;=&gt; Dec
Sub RAZ_Bin_Dec()
	Dim Feuille as Object
	Feuille = thisComponent.Sheets.getByName("Bin &lt;=&gt; Dec")
	For i = 4 to 13
		Feuille.GetCellRangeByName("C" &amp; i).String = ""
		Feuille.GetCellRangeByName("H" &amp; i).String = ""
	Next i
End Sub

rem purge nombres saisis Hexa &lt;=&gt; Dec
Sub RAZ_Hexa_Dec()
	Dim Feuille as Object
	Feuille = thisComponent.Sheets.getByName("Hexa &lt;=&gt; Dec")
	For i = 4 to 13
		Feuille.GetCellRangeByName("C" &amp; i).String = ""
		Feuille.GetCellRangeByName("H" &amp; i).String = ""
	Next i
End Sub

rem purge nombres saisis Bin &lt;=&gt; Hexa
Sub RAZ_Bin_Hexa()
	Dim Feuille as Object
	Feuille = thisComponent.Sheets.getByName("Bin &lt;=&gt; Hexa")
	For i = 4 to 13
		Feuille.GetCellRangeByName("C" &amp; i).String = ""
		Feuille.GetCellRangeByName("H" &amp; i).String = ""
	Next i
End Sub

rem génération nombres aléatoires tous niveaux
Sub Zone_Alea_All()
	Dim Feuille as Object
	Feuille = thisComponent.Sheets.getByName("Données")
	For i = 4 to 23
		Feuille.GetCellRangeByName("A" &amp; i).value = RND()
		Feuille.GetCellRangeByName("P" &amp; i).value = RND()
		Feuille.GetCellRangeByName("U" &amp; i).value = RND()
	Next i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